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 Unicode MS" svg:font-family="'Arial Unicode MS'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7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Arial" fo:font-size="12pt" style:font-size-asian="12pt" style:font-size-complex="12pt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1020" table:default-cell-style-name="ce2"/>
        <table:table-row table:style-name="ro1">
          <table:table-cell table:style-name="ce1" office:value-type="string" calcext:value-type="string">
            <text:p>Nom de l’exercice</text:p>
          </table:table-cell>
          <table:table-cell table:style-name="ce1" office:value-type="string" calcext:value-type="string">
            <text:p>Nom du module</text:p>
          </table:table-cell>
          <table:table-cell table:style-name="ce1" office:value-type="string" calcext:value-type="string">
            <text:p>Adresse du module</text:p>
          </table:table-cell>
          <table:table-cell table:style-name="ce1" office:value-type="string" calcext:value-type="string">
            <text:p>Remarques/description</text:p>
          </table:table-cell>
          <table:table-cell table:style-name="ce1" office:value-type="string" calcext:value-type="string">
            <text:p>Chapitre</text:p>
          </table:table-cell>
          <table:table-cell table:style-name="ce1" office:value-type="string" calcext:value-type="string">
            <text:p>Mots clés</text:p>
          </table:table-cell>
          <table:table-cell table:style-name="ce1" office:value-type="string" calcext:value-type="string">
            <text:p>DU SESI</text:p>
          </table:table-cell>
          <table:table-cell table:style-name="ce1" office:value-type="string" calcext:value-type="string">
            <text:p>L1 SESI adaptée</text:p>
          </table:table-cell>
          <table:table-cell table:style-name="ce1" office:value-type="string" calcext:value-type="string">
            <text:p>L1 SESI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Arcsin composée</text:p>
          </table:table-cell>
          <table:table-cell office:value-type="string" calcext:value-type="string">
            <text:p>OEF Intervalle de définition — Introduction</text:p>
          </table:table-cell>
          <table:table-cell table:style-name="ce3" office:value-type="string" calcext:value-type="string">
            <text:p><text:span text:style-name="T1"><text:a xlink:href="https://wims.math.cnrs.fr/wims/wims.cgi?module=U1/analysis/oefintvf.fr" xlink:type="simple">https://wims.math.cnrs.fr/wims/wims.cgi?module=U1/analysis/oefintvf.fr</text:a></text:span></text:p>
          </table:table-cell>
          <table:table-cell office:value-type="string" calcext:value-type="string">
            <text:p>type arcsin(ax + b)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arcsin réciproque défini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ftan</text:p>
          </table:table-cell>
          <table:table-cell office:value-type="string" calcext:value-type="string">
            <text:p>OEF Intervalle de définition — Introduction</text:p>
          </table:table-cell>
          <table:table-cell table:style-name="ce3" office:value-type="string" calcext:value-type="string">
            <text:p><text:span text:style-name="T1"><text:a xlink:href="https://wims.math.cnrs.fr/wims/wims.cgi?module=U1/analysis/oefintvf.fr" xlink:type="simple">https://wims.math.cnrs.fr/wims/wims.cgi?module=U1/analysis/oefintvf.fr</text:a></text:span></text:p>
          </table:table-cell>
          <table:table-cell office:value-type="string" calcext:value-type="string">
            <text:p>plus grand intervalle ]a,b[ contenant un point donné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définition tangent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cine carrée</text:p>
          </table:table-cell>
          <table:table-cell office:value-type="string" calcext:value-type="string">
            <text:p>OEF Intervalle de définition — Introduction</text:p>
          </table:table-cell>
          <table:table-cell table:style-name="ce3" office:value-type="string" calcext:value-type="string">
            <text:p><text:span text:style-name="T1"><text:a xlink:href="https://wims.math.cnrs.fr/wims/wims.cgi?module=U1/analysis/oefintvf.fr" xlink:type="simple">https://wims.math.cnrs.fr/wims/wims.cgi?module=U1/analysis/oefintvf.fr</text:a></text:span></text:p>
          </table:table-cell>
          <table:table-cell office:value-type="string" calcext:value-type="string">
            <text:p>racine d’un polynôme du second degré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racine définitio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ntécédent par tableau des variations</text:p>
          </table:table-cell>
          <table:table-cell table:style-name="ce5" office:value-type="string" calcext:value-type="string">
            <text:p>Généralités sur les fonctions — Introduction —</text:p>
          </table:table-cell>
          <table:table-cell table:style-name="ce4" office:value-type="string" calcext:value-type="string">
            <text:p><text:span text:style-name="T1"><text:a xlink:href="https://wims.math.cnrs.fr/wims/wims.cgi?module=H4/analysis/oeffonctgen.fr" xlink:type="simple">https://wims.math.cnrs.fr/wims/wims.cgi?module=H4/analysis/oeffonctgen.fr</text:a></text:span></text:p>
          </table:table-cell>
          <table:table-cell/>
          <table:table-cell office:value-type="string" calcext:value-type="string">
            <text:p>Fonctions</text:p>
          </table:table-cell>
          <table:table-cell office:value-type="string" calcext:value-type="string">
            <text:p>antécédent variation</text:p>
          </table:table-cell>
          <table:table-cell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mparaison et tableau des variations</text:p>
          </table:table-cell>
          <table:table-cell table:style-name="ce5" office:value-type="string" calcext:value-type="string">
            <text:p>Généralités sur les fonctions — Introduction —</text:p>
          </table:table-cell>
          <table:table-cell table:style-name="ce4" office:value-type="string" calcext:value-type="string">
            <text:p><text:span text:style-name="T1"><text:a xlink:href="https://wims.math.cnrs.fr/wims/wims.cgi?module=H4/analysis/oeffonctgen.fr" xlink:type="simple">https://wims.math.cnrs.fr/wims/wims.cgi?module=H4/analysis/oeffonctgen.fr</text:a></text:span></text:p>
          </table:table-cell>
          <table:table-cell/>
          <table:table-cell office:value-type="string" calcext:value-type="string">
            <text:p>Fonctions</text:p>
          </table:table-cell>
          <table:table-cell office:value-type="string" calcext:value-type="string">
            <text:p>variation</text:p>
          </table:table-cell>
          <table:table-cell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nstruction du tableau des variations</text:p>
          </table:table-cell>
          <table:table-cell table:style-name="ce5" office:value-type="string" calcext:value-type="string">
            <text:p>Généralités sur les fonctions — Introduction —</text:p>
          </table:table-cell>
          <table:table-cell table:style-name="ce4" office:value-type="string" calcext:value-type="string">
            <text:p><text:span text:style-name="T1"><text:a xlink:href="https://wims.math.cnrs.fr/wims/wims.cgi?module=H4/analysis/oeffonctgen.fr" xlink:type="simple">https://wims.math.cnrs.fr/wims/wims.cgi?module=H4/analysis/oeffonctgen.fr</text:a></text:span></text:p>
          </table:table-cell>
          <table:table-cell/>
          <table:table-cell office:value-type="string" calcext:value-type="string">
            <text:p>Fonctions</text:p>
          </table:table-cell>
          <table:table-cell office:value-type="string" calcext:value-type="string">
            <text:p>variation</text:p>
          </table:table-cell>
          <table:table-cell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orrespondance fonctions/ensembles de définition</text:p>
          </table:table-cell>
          <table:table-cell table:style-name="ce5" office:value-type="string" calcext:value-type="string">
            <text:p>Généralités sur les fonctions — Introduction —</text:p>
          </table:table-cell>
          <table:table-cell table:style-name="ce4" office:value-type="string" calcext:value-type="string">
            <text:p><text:span text:style-name="T1"><text:a xlink:href="https://wims.math.cnrs.fr/wims/wims.cgi?module=H4/analysis/oeffonctgen.fr" xlink:type="simple">https://wims.math.cnrs.fr/wims/wims.cgi?module=H4/analysis/oeffonctgen.fr</text:a></text:span></text:p>
          </table:table-cell>
          <table:table-cell/>
          <table:table-cell office:value-type="string" calcext:value-type="string">
            <text:p>Fonctions</text:p>
          </table:table-cell>
          <table:table-cell office:value-type="string" calcext:value-type="string">
            <text:p>définition quotient racin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détermination graphique des antécédents</text:p>
          </table:table-cell>
          <table:table-cell table:style-name="ce5" office:value-type="string" calcext:value-type="string">
            <text:p>Généralités sur les fonctions — Introduction —</text:p>
          </table:table-cell>
          <table:table-cell table:style-name="ce4" office:value-type="string" calcext:value-type="string">
            <text:p><text:span text:style-name="T1"><text:a xlink:href="https://wims.math.cnrs.fr/wims/wims.cgi?module=H4/analysis/oeffonctgen.fr" xlink:type="simple">https://wims.math.cnrs.fr/wims/wims.cgi?module=H4/analysis/oeffonctgen.fr</text:a></text:span></text:p>
          </table:table-cell>
          <table:table-cell/>
          <table:table-cell office:value-type="string" calcext:value-type="string">
            <text:p>Fonctions</text:p>
          </table:table-cell>
          <table:table-cell office:value-type="string" calcext:value-type="string">
            <text:p>antécédent graphiqu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détermination graphique des antécédents 2</text:p>
          </table:table-cell>
          <table:table-cell table:style-name="ce5" office:value-type="string" calcext:value-type="string">
            <text:p>Généralités sur les fonctions — Introduction —</text:p>
          </table:table-cell>
          <table:table-cell table:style-name="ce4" office:value-type="string" calcext:value-type="string">
            <text:p><text:span text:style-name="T1"><text:a xlink:href="https://wims.math.cnrs.fr/wims/wims.cgi?module=H4/analysis/oeffonctgen.fr" xlink:type="simple">https://wims.math.cnrs.fr/wims/wims.cgi?module=H4/analysis/oeffonctgen.fr</text:a></text:span></text:p>
          </table:table-cell>
          <table:table-cell/>
          <table:table-cell office:value-type="string" calcext:value-type="string">
            <text:p>Fonctions</text:p>
          </table:table-cell>
          <table:table-cell office:value-type="string" calcext:value-type="string">
            <text:p>antécédent graphiqu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détermination graphique d’une image</text:p>
          </table:table-cell>
          <table:table-cell table:style-name="ce5" office:value-type="string" calcext:value-type="string">
            <text:p>Généralités sur les fonctions — Introduction —</text:p>
          </table:table-cell>
          <table:table-cell table:style-name="ce4" office:value-type="string" calcext:value-type="string">
            <text:p><text:span text:style-name="T1"><text:a xlink:href="https://wims.math.cnrs.fr/wims/wims.cgi?module=H4/analysis/oeffonctgen.fr" xlink:type="simple">https://wims.math.cnrs.fr/wims/wims.cgi?module=H4/analysis/oeffonctgen.fr</text:a></text:span></text:p>
          </table:table-cell>
          <table:table-cell/>
          <table:table-cell office:value-type="string" calcext:value-type="string">
            <text:p>Fonctions</text:p>
          </table:table-cell>
          <table:table-cell office:value-type="string" calcext:value-type="string">
            <text:p>image graphiqu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détermination graphique d’une image 2</text:p>
          </table:table-cell>
          <table:table-cell table:style-name="ce5" office:value-type="string" calcext:value-type="string">
            <text:p>Généralités sur les fonctions — Introduction —</text:p>
          </table:table-cell>
          <table:table-cell table:style-name="ce4" office:value-type="string" calcext:value-type="string">
            <text:p><text:span text:style-name="T1"><text:a xlink:href="https://wims.math.cnrs.fr/wims/wims.cgi?module=H4/analysis/oeffonctgen.fr" xlink:type="simple">https://wims.math.cnrs.fr/wims/wims.cgi?module=H4/analysis/oeffonctgen.fr</text:a></text:span></text:p>
          </table:table-cell>
          <table:table-cell/>
          <table:table-cell office:value-type="string" calcext:value-type="string">
            <text:p>Fonctions</text:p>
          </table:table-cell>
          <table:table-cell office:value-type="string" calcext:value-type="string">
            <text:p>image graphiqu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nsemble de définition d’une fonction affine</text:p>
          </table:table-cell>
          <table:table-cell table:style-name="ce5" office:value-type="string" calcext:value-type="string">
            <text:p>Généralités sur les fonctions — Introduction —</text:p>
          </table:table-cell>
          <table:table-cell table:style-name="ce4" office:value-type="string" calcext:value-type="string">
            <text:p><text:span text:style-name="T1"><text:a xlink:href="https://wims.math.cnrs.fr/wims/wims.cgi?module=H4/analysis/oeffonctgen.fr" xlink:type="simple">https://wims.math.cnrs.fr/wims/wims.cgi?module=H4/analysis/oeffonctgen.fr</text:a></text:span></text:p>
          </table:table-cell>
          <table:table-cell/>
          <table:table-cell office:value-type="string" calcext:value-type="string">
            <text:p>Fonctions</text:p>
          </table:table-cell>
          <table:table-cell office:value-type="string" calcext:value-type="string">
            <text:p>définition</text:p>
          </table:table-cell>
          <table:table-cell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nsemble de définition d’une fonction quotient 1</text:p>
          </table:table-cell>
          <table:table-cell table:style-name="ce5" office:value-type="string" calcext:value-type="string">
            <text:p>Généralités sur les fonctions — Introduction —</text:p>
          </table:table-cell>
          <table:table-cell table:style-name="ce4" office:value-type="string" calcext:value-type="string">
            <text:p><text:span text:style-name="T1"><text:a xlink:href="https://wims.math.cnrs.fr/wims/wims.cgi?module=H4/analysis/oeffonctgen.fr" xlink:type="simple">https://wims.math.cnrs.fr/wims/wims.cgi?module=H4/analysis/oeffonctgen.fr</text:a></text:span></text:p>
          </table:table-cell>
          <table:table-cell office:value-type="string" calcext:value-type="string">
            <text:p>dénominateur ax+b, valeur interdite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définition quotient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nsemble de définition d’une fonction quotient 2</text:p>
          </table:table-cell>
          <table:table-cell table:style-name="ce5" office:value-type="string" calcext:value-type="string">
            <text:p>Généralités sur les fonctions — Introduction —</text:p>
          </table:table-cell>
          <table:table-cell table:style-name="ce4" office:value-type="string" calcext:value-type="string">
            <text:p><text:span text:style-name="T1"><text:a xlink:href="https://wims.math.cnrs.fr/wims/wims.cgi?module=H4/analysis/oeffonctgen.fr" xlink:type="simple">https://wims.math.cnrs.fr/wims/wims.cgi?module=H4/analysis/oeffonctgen.fr</text:a></text:span></text:p>
          </table:table-cell>
          <table:table-cell office:value-type="string" calcext:value-type="string">
            <text:p>dénominateur ax+b, 2 étapes : valeur interdite + intervalles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définition quotient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nsemble de définition d’une fonction quotient 3</text:p>
          </table:table-cell>
          <table:table-cell table:style-name="ce5" office:value-type="string" calcext:value-type="string">
            <text:p>Généralités sur les fonctions — Introduction —</text:p>
          </table:table-cell>
          <table:table-cell table:style-name="ce4" office:value-type="string" calcext:value-type="string">
            <text:p><text:span text:style-name="T1"><text:a xlink:href="https://wims.math.cnrs.fr/wims/wims.cgi?module=H4/analysis/oeffonctgen.fr" xlink:type="simple">https://wims.math.cnrs.fr/wims/wims.cgi?module=H4/analysis/oeffonctgen.fr</text:a></text:span></text:p>
          </table:table-cell>
          <table:table-cell office:value-type="string" calcext:value-type="string">
            <text:p>dénominateur ax+b, intervalles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définition quotient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nsemble de définition d’une fonction racine</text:p>
          </table:table-cell>
          <table:table-cell table:style-name="ce5" office:value-type="string" calcext:value-type="string">
            <text:p>Généralités sur les fonctions — Introduction —</text:p>
          </table:table-cell>
          <table:table-cell table:style-name="ce4" office:value-type="string" calcext:value-type="string">
            <text:p><text:span text:style-name="T1"><text:a xlink:href="https://wims.math.cnrs.fr/wims/wims.cgi?module=H4/analysis/oeffonctgen.fr" xlink:type="simple">https://wims.math.cnrs.fr/wims/wims.cgi?module=H4/analysis/oeffonctgen.fr</text:a></text:span></text:p>
          </table:table-cell>
          <table:table-cell office:value-type="string" calcext:value-type="string">
            <text:p>racine de ax+b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définition racin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ableau de variation ; équations</text:p>
          </table:table-cell>
          <table:table-cell table:style-name="ce5" office:value-type="string" calcext:value-type="string">
            <text:p>Généralités sur les fonctions — Introduction —</text:p>
          </table:table-cell>
          <table:table-cell table:style-name="ce4" office:value-type="string" calcext:value-type="string">
            <text:p><text:span text:style-name="T1"><text:a xlink:href="https://wims.math.cnrs.fr/wims/wims.cgi?module=H4/analysis/oeffonctgen.fr" xlink:type="simple">https://wims.math.cnrs.fr/wims/wims.cgi?module=H4/analysis/oeffonctgen.fr</text:a></text:span></text:p>
          </table:table-cell>
          <table:table-cell/>
          <table:table-cell office:value-type="string" calcext:value-type="string">
            <text:p>Fonctions</text:p>
          </table:table-cell>
          <table:table-cell office:value-type="string" calcext:value-type="string">
            <text:p>équation variatio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xtremum et tableau de variation</text:p>
          </table:table-cell>
          <table:table-cell table:style-name="ce5" office:value-type="string" calcext:value-type="string">
            <text:p>Généralités sur les fonctions — Introduction —</text:p>
          </table:table-cell>
          <table:table-cell table:style-name="ce4" office:value-type="string" calcext:value-type="string">
            <text:p><text:span text:style-name="T1"><text:a xlink:href="https://wims.math.cnrs.fr/wims/wims.cgi?module=H4/analysis/oeffonctgen.fr" xlink:type="simple">https://wims.math.cnrs.fr/wims/wims.cgi?module=H4/analysis/oeffonctgen.fr</text:a></text:span></text:p>
          </table:table-cell>
          <table:table-cell table:style-name="ce7" office:value-type="string" calcext:value-type="string">
            <text:p>(2 étapes)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extremum variatio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xtremum graphique</text:p>
          </table:table-cell>
          <table:table-cell table:style-name="ce5" office:value-type="string" calcext:value-type="string">
            <text:p>Généralités sur les fonctions — Introduction —</text:p>
          </table:table-cell>
          <table:table-cell table:style-name="ce4" office:value-type="string" calcext:value-type="string">
            <text:p><text:span text:style-name="T1"><text:a xlink:href="https://wims.math.cnrs.fr/wims/wims.cgi?module=H4/analysis/oeffonctgen.fr" xlink:type="simple">https://wims.math.cnrs.fr/wims/wims.cgi?module=H4/analysis/oeffonctgen.fr</text:a></text:span></text:p>
          </table:table-cell>
          <table:table-cell/>
          <table:table-cell office:value-type="string" calcext:value-type="string">
            <text:p>Fonctions</text:p>
          </table:table-cell>
          <table:table-cell office:value-type="string" calcext:value-type="string">
            <text:p>extremum graphiqu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image par tableau de variation</text:p>
          </table:table-cell>
          <table:table-cell table:style-name="ce5" office:value-type="string" calcext:value-type="string">
            <text:p>Généralités sur les fonctions — Introduction —</text:p>
          </table:table-cell>
          <table:table-cell table:style-name="ce4" office:value-type="string" calcext:value-type="string">
            <text:p><text:span text:style-name="T1"><text:a xlink:href="https://wims.math.cnrs.fr/wims/wims.cgi?module=H4/analysis/oeffonctgen.fr" xlink:type="simple">https://wims.math.cnrs.fr/wims/wims.cgi?module=H4/analysis/oeffonctgen.fr</text:a></text:span></text:p>
          </table:table-cell>
          <table:table-cell/>
          <table:table-cell office:value-type="string" calcext:value-type="string">
            <text:p>Fonctions</text:p>
          </table:table-cell>
          <table:table-cell office:value-type="string" calcext:value-type="string">
            <text:p>image variation</text:p>
          </table:table-cell>
          <table:table-cell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ntécédents par tableau de valeurs</text:p>
          </table:table-cell>
          <table:table-cell table:style-name="ce5" office:value-type="string" calcext:value-type="string">
            <text:p>Généralités sur les fonctions — Introduction —</text:p>
          </table:table-cell>
          <table:table-cell table:style-name="ce4" office:value-type="string" calcext:value-type="string">
            <text:p><text:span text:style-name="T1"><text:a xlink:href="https://wims.math.cnrs.fr/wims/wims.cgi?module=H4/analysis/oeffonctgen.fr" xlink:type="simple">https://wims.math.cnrs.fr/wims/wims.cgi?module=H4/analysis/oeffonctgen.fr</text:a></text:span></text:p>
          </table:table-cell>
          <table:table-cell/>
          <table:table-cell office:value-type="string" calcext:value-type="string">
            <text:p>Fonctions</text:p>
          </table:table-cell>
          <table:table-cell office:value-type="string" calcext:value-type="string">
            <text:p>antécédent valeur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images par tableau de valeurs</text:p>
          </table:table-cell>
          <table:table-cell table:style-name="ce5" office:value-type="string" calcext:value-type="string">
            <text:p>Généralités sur les fonctions — Introduction —</text:p>
          </table:table-cell>
          <table:table-cell table:style-name="ce4" office:value-type="string" calcext:value-type="string">
            <text:p><text:span text:style-name="T1"><text:a xlink:href="https://wims.math.cnrs.fr/wims/wims.cgi?module=H4/analysis/oeffonctgen.fr" xlink:type="simple">https://wims.math.cnrs.fr/wims/wims.cgi?module=H4/analysis/oeffonctgen.fr</text:a></text:span></text:p>
          </table:table-cell>
          <table:table-cell/>
          <table:table-cell office:value-type="string" calcext:value-type="string">
            <text:p>Fonctions</text:p>
          </table:table-cell>
          <table:table-cell office:value-type="string" calcext:value-type="string">
            <text:p>image valeur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ecture graphique du sens de variation</text:p>
          </table:table-cell>
          <table:table-cell table:style-name="ce5" office:value-type="string" calcext:value-type="string">
            <text:p>Généralités sur les fonctions — Introduction —</text:p>
          </table:table-cell>
          <table:table-cell table:style-name="ce4" office:value-type="string" calcext:value-type="string">
            <text:p><text:span text:style-name="T1"><text:a xlink:href="https://wims.math.cnrs.fr/wims/wims.cgi?module=H4/analysis/oeffonctgen.fr" xlink:type="simple">https://wims.math.cnrs.fr/wims/wims.cgi?module=H4/analysis/oeffonctgen.fr</text:a></text:span></text:p>
          </table:table-cell>
          <table:table-cell/>
          <table:table-cell office:value-type="string" calcext:value-type="string">
            <text:p>Fonctions</text:p>
          </table:table-cell>
          <table:table-cell office:value-type="string" calcext:value-type="string">
            <text:p>graphique variatio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QCM fonction/ensemble de définition</text:p>
          </table:table-cell>
          <table:table-cell table:style-name="ce5" office:value-type="string" calcext:value-type="string">
            <text:p>Généralités sur les fonctions — Introduction —</text:p>
          </table:table-cell>
          <table:table-cell table:style-name="ce4" office:value-type="string" calcext:value-type="string">
            <text:p><text:span text:style-name="T1"><text:a xlink:href="https://wims.math.cnrs.fr/wims/wims.cgi?module=H4/analysis/oeffonctgen.fr" xlink:type="simple">https://wims.math.cnrs.fr/wims/wims.cgi?module=H4/analysis/oeffonctgen.fr</text:a></text:span></text:p>
          </table:table-cell>
          <table:table-cell office:value-type="string" calcext:value-type="string">
            <text:p>en mettre plusieurs (5?)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définitio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ésolution graphique 1 : f(x) = k</text:p>
          </table:table-cell>
          <table:table-cell table:style-name="ce5" office:value-type="string" calcext:value-type="string">
            <text:p>Généralités sur les fonctions — Introduction —</text:p>
          </table:table-cell>
          <table:table-cell table:style-name="ce4" office:value-type="string" calcext:value-type="string">
            <text:p><text:span text:style-name="T1"><text:a xlink:href="https://wims.math.cnrs.fr/wims/wims.cgi?module=H4/analysis/oeffonctgen.fr" xlink:type="simple">https://wims.math.cnrs.fr/wims/wims.cgi?module=H4/analysis/oeffonctgen.fr</text:a></text:span></text:p>
          </table:table-cell>
          <table:table-cell/>
          <table:table-cell office:value-type="string" calcext:value-type="string">
            <text:p>Fonctions</text:p>
          </table:table-cell>
          <table:table-cell office:value-type="string" calcext:value-type="string">
            <text:p>graphique égalité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ésolution graphique 1 : f(x) &gt; g(x)</text:p>
          </table:table-cell>
          <table:table-cell table:style-name="ce5" office:value-type="string" calcext:value-type="string">
            <text:p>Généralités sur les fonctions — Introduction —</text:p>
          </table:table-cell>
          <table:table-cell table:style-name="ce4" office:value-type="string" calcext:value-type="string">
            <text:p><text:span text:style-name="T1"><text:a xlink:href="https://wims.math.cnrs.fr/wims/wims.cgi?module=H4/analysis/oeffonctgen.fr" xlink:type="simple">https://wims.math.cnrs.fr/wims/wims.cgi?module=H4/analysis/oeffonctgen.fr</text:a></text:span></text:p>
          </table:table-cell>
          <table:table-cell/>
          <table:table-cell office:value-type="string" calcext:value-type="string">
            <text:p>Fonctions</text:p>
          </table:table-cell>
          <table:table-cell office:value-type="string" calcext:value-type="string">
            <text:p>Graphique inégalité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ésolution graphique 2 : f(x) = k</text:p>
          </table:table-cell>
          <table:table-cell table:style-name="ce5" office:value-type="string" calcext:value-type="string">
            <text:p>Généralités sur les fonctions — Introduction —</text:p>
          </table:table-cell>
          <table:table-cell table:style-name="ce4" office:value-type="string" calcext:value-type="string">
            <text:p><text:span text:style-name="T1"><text:a xlink:href="https://wims.math.cnrs.fr/wims/wims.cgi?module=H4/analysis/oeffonctgen.fr" xlink:type="simple">https://wims.math.cnrs.fr/wims/wims.cgi?module=H4/analysis/oeffonctgen.fr</text:a></text:span></text:p>
          </table:table-cell>
          <table:table-cell/>
          <table:table-cell office:value-type="string" calcext:value-type="string">
            <text:p>Fonctions</text:p>
          </table:table-cell>
          <table:table-cell office:value-type="string" calcext:value-type="string">
            <text:p>graphique égalité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ésolution graphique 2 : f(x) &gt;g(x)</text:p>
          </table:table-cell>
          <table:table-cell table:style-name="ce5" office:value-type="string" calcext:value-type="string">
            <text:p>Généralités sur les fonctions — Introduction —</text:p>
          </table:table-cell>
          <table:table-cell table:style-name="ce4" office:value-type="string" calcext:value-type="string">
            <text:p><text:span text:style-name="T1"><text:a xlink:href="https://wims.math.cnrs.fr/wims/wims.cgi?module=H4/analysis/oeffonctgen.fr" xlink:type="simple">https://wims.math.cnrs.fr/wims/wims.cgi?module=H4/analysis/oeffonctgen.fr</text:a></text:span></text:p>
          </table:table-cell>
          <table:table-cell office:value-type="string" calcext:value-type="string">
            <text:p>3 fonctions, intervalles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Graphique inégalité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ésolution graphique 3 : f(x) &gt; g(x)</text:p>
          </table:table-cell>
          <table:table-cell table:style-name="ce5" office:value-type="string" calcext:value-type="string">
            <text:p>Généralités sur les fonctions — Introduction —</text:p>
          </table:table-cell>
          <table:table-cell table:style-name="ce4" office:value-type="string" calcext:value-type="string">
            <text:p><text:span text:style-name="T1"><text:a xlink:href="https://wims.math.cnrs.fr/wims/wims.cgi?module=H4/analysis/oeffonctgen.fr" xlink:type="simple">https://wims.math.cnrs.fr/wims/wims.cgi?module=H4/analysis/oeffonctgen.fr</text:a></text:span></text:p>
          </table:table-cell>
          <table:table-cell/>
          <table:table-cell office:value-type="string" calcext:value-type="string">
            <text:p>Fonctions</text:p>
          </table:table-cell>
          <table:table-cell office:value-type="string" calcext:value-type="string">
            <text:p>Graphique inégalité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résolution graphique f(x) &lt; k</text:p>
          </table:table-cell>
          <table:table-cell table:style-name="ce5" office:value-type="string" calcext:value-type="string">
            <text:p>Généralités sur les fonctions — Introduction —</text:p>
          </table:table-cell>
          <table:table-cell table:style-name="ce4" office:value-type="string" calcext:value-type="string">
            <text:p><text:span text:style-name="T1"><text:a xlink:href="https://wims.math.cnrs.fr/wims/wims.cgi?module=H4/analysis/oeffonctgen.fr" xlink:type="simple">https://wims.math.cnrs.fr/wims/wims.cgi?module=H4/analysis/oeffonctgen.fr</text:a></text:span></text:p>
          </table:table-cell>
          <table:table-cell/>
          <table:table-cell office:value-type="string" calcext:value-type="string">
            <text:p>Fonctions</text:p>
          </table:table-cell>
          <table:table-cell office:value-type="string" calcext:value-type="string">
            <text:p>Graphique inégalité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ens de variation 1</text:p>
          </table:table-cell>
          <table:table-cell table:style-name="ce5" office:value-type="string" calcext:value-type="string">
            <text:p>Généralités sur les fonctions — Introduction —</text:p>
          </table:table-cell>
          <table:table-cell table:style-name="ce4" office:value-type="string" calcext:value-type="string">
            <text:p><text:span text:style-name="T1"><text:a xlink:href="https://wims.math.cnrs.fr/wims/wims.cgi?module=H4/analysis/oeffonctgen.fr" xlink:type="simple">https://wims.math.cnrs.fr/wims/wims.cgi?module=H4/analysis/oeffonctgen.fr</text:a></text:span></text:p>
          </table:table-cell>
          <table:table-cell office:value-type="string" calcext:value-type="string">
            <text:p>définition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variation croissant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ens de variation 2</text:p>
          </table:table-cell>
          <table:table-cell table:style-name="ce5" office:value-type="string" calcext:value-type="string">
            <text:p>Généralités sur les fonctions — Introduction —</text:p>
          </table:table-cell>
          <table:table-cell table:style-name="ce4" office:value-type="string" calcext:value-type="string">
            <text:p><text:span text:style-name="T1"><text:a xlink:href="https://wims.math.cnrs.fr/wims/wims.cgi?module=H4/analysis/oeffonctgen.fr" xlink:type="simple">https://wims.math.cnrs.fr/wims/wims.cgi?module=H4/analysis/oeffonctgen.fr</text:a></text:span></text:p>
          </table:table-cell>
          <table:table-cell office:value-type="string" calcext:value-type="string">
            <text:p>définition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variation croissant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ens de variation 3</text:p>
          </table:table-cell>
          <table:table-cell table:style-name="ce5" office:value-type="string" calcext:value-type="string">
            <text:p>Généralités sur les fonctions — Introduction —</text:p>
          </table:table-cell>
          <table:table-cell table:style-name="ce4" office:value-type="string" calcext:value-type="string">
            <text:p><text:span text:style-name="T1"><text:a xlink:href="https://wims.math.cnrs.fr/wims/wims.cgi?module=H4/analysis/oeffonctgen.fr" xlink:type="simple">https://wims.math.cnrs.fr/wims/wims.cgi?module=H4/analysis/oeffonctgen.fr</text:a></text:span></text:p>
          </table:table-cell>
          <table:table-cell office:value-type="string" calcext:value-type="string">
            <text:p>min ou max stricts ou pas/inégalités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variation extremum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ens et tableau de variation</text:p>
          </table:table-cell>
          <table:table-cell table:style-name="ce5" office:value-type="string" calcext:value-type="string">
            <text:p>Généralités sur les fonctions — Introduction —</text:p>
          </table:table-cell>
          <table:table-cell table:style-name="ce4" office:value-type="string" calcext:value-type="string">
            <text:p><text:span text:style-name="T1"><text:a xlink:href="https://wims.math.cnrs.fr/wims/wims.cgi?module=H4/analysis/oeffonctgen.fr" xlink:type="simple">https://wims.math.cnrs.fr/wims/wims.cgi?module=H4/analysis/oeffonctgen.fr</text:a></text:span></text:p>
          </table:table-cell>
          <table:table-cell/>
          <table:table-cell office:value-type="string" calcext:value-type="string">
            <text:p>Fonctions</text:p>
          </table:table-cell>
          <table:table-cell office:value-type="string" calcext:value-type="string">
            <text:p>variatio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e graphiquement</text:p>
          </table:table-cell>
          <table:table-cell table:style-name="ce5" office:value-type="string" calcext:value-type="string">
            <text:p>Généralités sur les fonctions — Introduction —</text:p>
          </table:table-cell>
          <table:table-cell table:style-name="ce4" office:value-type="string" calcext:value-type="string">
            <text:p><text:span text:style-name="T1"><text:a xlink:href="https://wims.math.cnrs.fr/wims/wims.cgi?module=H4/analysis/oeffonctgen.fr" xlink:type="simple">https://wims.math.cnrs.fr/wims/wims.cgi?module=H4/analysis/oeffonctgen.fr</text:a></text:span></text:p>
          </table:table-cell>
          <table:table-cell/>
          <table:table-cell office:value-type="string" calcext:value-type="string">
            <text:p>Fonctions</text:p>
          </table:table-cell>
          <table:table-cell office:value-type="string" calcext:value-type="string">
            <text:p>graphique sign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age d’un nombre par une fonction</text:p>
          </table:table-cell>
          <table:table-cell office:value-type="string" calcext:value-type="string">
            <text:p>Résolution graphique d’(in)équation — Introduction —</text:p>
          </table:table-cell>
          <table:table-cell table:style-name="ce6" office:value-type="string" calcext:value-type="string">
            <text:p><text:span text:style-name="T1"><text:a xlink:href="https://wims.math.cnrs.fr/wims/wims.cgi?module=H4/analysis/resoGraph2de.fr" xlink:type="simple">https://wims.math.cnrs.fr/wims/wims.cgi?module=H4/analysis/resoGraph2de.fr</text:a></text:span></text:p>
          </table:table-cell>
          <table:table-cell/>
          <table:table-cell office:value-type="string" calcext:value-type="string">
            <text:p>Fonctions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echerche graphique d’antécédents</text:p>
          </table:table-cell>
          <table:table-cell office:value-type="string" calcext:value-type="string">
            <text:p>Résolution graphique d’(in)équation — Introduction —</text:p>
          </table:table-cell>
          <table:table-cell table:style-name="ce6" office:value-type="string" calcext:value-type="string">
            <text:p><text:span text:style-name="T1"><text:a xlink:href="https://wims.math.cnrs.fr/wims/wims.cgi?module=H4/analysis/resoGraph2de.fr" xlink:type="simple">https://wims.math.cnrs.fr/wims/wims.cgi?module=H4/analysis/resoGraph2de.fr</text:a></text:span></text:p>
          </table:table-cell>
          <table:table-cell office:value-type="string" calcext:value-type="string">
            <text:p>plusieurs questions avec image, antécédents et équation f(x) = k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antécédent image graphiqu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ésolution graphique d’inéquation 1</text:p>
          </table:table-cell>
          <table:table-cell office:value-type="string" calcext:value-type="string">
            <text:p>Résolution graphique d’(in)équation — Introduction —</text:p>
          </table:table-cell>
          <table:table-cell table:style-name="ce6" office:value-type="string" calcext:value-type="string">
            <text:p><text:span text:style-name="T1"><text:a xlink:href="https://wims.math.cnrs.fr/wims/wims.cgi?module=H4/analysis/resoGraph2de.fr" xlink:type="simple">https://wims.math.cnrs.fr/wims/wims.cgi?module=H4/analysis/resoGraph2de.fr</text:a></text:span></text:p>
          </table:table-cell>
          <table:table-cell office:value-type="string" calcext:value-type="string">
            <text:p>plus grand intervalle f(x) &lt; k ; non à l’échelle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Graphique inégalité intervalle</text:p>
          </table:table-cell>
          <table:table-cell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ésolution graphique d’inéquation 2</text:p>
          </table:table-cell>
          <table:table-cell office:value-type="string" calcext:value-type="string">
            <text:p>Résolution graphique d’(in)équation — Introduction —</text:p>
          </table:table-cell>
          <table:table-cell table:style-name="ce6" office:value-type="string" calcext:value-type="string">
            <text:p><text:span text:style-name="T1"><text:a xlink:href="https://wims.math.cnrs.fr/wims/wims.cgi?module=H4/analysis/resoGraph2de.fr" xlink:type="simple">https://wims.math.cnrs.fr/wims/wims.cgi?module=H4/analysis/resoGraph2de.fr</text:a></text:span></text:p>
          </table:table-cell>
          <table:table-cell office:value-type="string" calcext:value-type="string">
            <text:p>plus grand intervalle 2 graphes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Graphique inégalité intervall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ésolution graphique d’inéquation 3</text:p>
          </table:table-cell>
          <table:table-cell office:value-type="string" calcext:value-type="string">
            <text:p>Résolution graphique d’(in)équation — Introduction —</text:p>
          </table:table-cell>
          <table:table-cell table:style-name="ce6" office:value-type="string" calcext:value-type="string">
            <text:p><text:span text:style-name="T1"><text:a xlink:href="https://wims.math.cnrs.fr/wims/wims.cgi?module=H4/analysis/resoGraph2de.fr" xlink:type="simple">https://wims.math.cnrs.fr/wims/wims.cgi?module=H4/analysis/resoGraph2de.fr</text:a></text:span></text:p>
          </table:table-cell>
          <table:table-cell office:value-type="string" calcext:value-type="string">
            <text:p>plus grand intervalle droite et graphe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Graphique inégalité intervall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ésoudre graphiquement une équation 1</text:p>
          </table:table-cell>
          <table:table-cell office:value-type="string" calcext:value-type="string">
            <text:p>Résolution graphique d’(in)équation — Introduction —</text:p>
          </table:table-cell>
          <table:table-cell table:style-name="ce6" office:value-type="string" calcext:value-type="string">
            <text:p><text:span text:style-name="T1"><text:a xlink:href="https://wims.math.cnrs.fr/wims/wims.cgi?module=H4/analysis/resoGraph2de.fr" xlink:type="simple">https://wims.math.cnrs.fr/wims/wims.cgi?module=H4/analysis/resoGraph2de.fr</text:a></text:span></text:p>
          </table:table-cell>
          <table:table-cell office:value-type="string" calcext:value-type="string">
            <text:p>f(x) = g(x)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graphique égalité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ésoudre graphiquement une équation 2</text:p>
          </table:table-cell>
          <table:table-cell office:value-type="string" calcext:value-type="string">
            <text:p>Résolution graphique d’(in)équation — Introduction —</text:p>
          </table:table-cell>
          <table:table-cell table:style-name="ce6" office:value-type="string" calcext:value-type="string">
            <text:p><text:span text:style-name="T1"><text:a xlink:href="https://wims.math.cnrs.fr/wims/wims.cgi?module=H4/analysis/resoGraph2de.fr" xlink:type="simple">https://wims.math.cnrs.fr/wims/wims.cgi?module=H4/analysis/resoGraph2de.fr</text:a></text:span></text:p>
          </table:table-cell>
          <table:table-cell office:value-type="string" calcext:value-type="string">
            <text:p>f(x) = g(x)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graphique égalité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e d’une fonction</text:p>
          </table:table-cell>
          <table:table-cell office:value-type="string" calcext:value-type="string">
            <text:p>Résolution graphique d’(in)équation — Introduction —</text:p>
          </table:table-cell>
          <table:table-cell table:style-name="ce6" office:value-type="string" calcext:value-type="string">
            <text:p><text:span text:style-name="T1"><text:a xlink:href="https://wims.math.cnrs.fr/wims/wims.cgi?module=H4/analysis/resoGraph2de.fr" xlink:type="simple">https://wims.math.cnrs.fr/wims/wims.cgi?module=H4/analysis/resoGraph2de.fr</text:a></text:span></text:p>
          </table:table-cell>
          <table:table-cell office:value-type="string" calcext:value-type="string">
            <text:p>2 étapes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signe graphique</text:p>
          </table:table-cell>
          <table:table-cell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jectivité par polynôme</text:p>
          </table:table-cell>
          <table:table-cell office:value-type="string" calcext:value-type="string">
            <text:p>OEF application finie — Introduction —</text:p>
          </table:table-cell>
          <table:table-cell table:style-name="ce6" office:value-type="string" calcext:value-type="string">
            <text:p><text:span text:style-name="T1"><text:a xlink:href="https://wims.math.cnrs.fr/wims/wims.cgi?module=U1/set/oeffinmap.fr" xlink:type="simple">https://wims.math.cnrs.fr/wims/wims.cgi?module=U1/set/oeffinmap.fr</text:a></text:span></text:p>
          </table:table-cell>
          <table:table-cell office:value-type="string" calcext:value-type="string">
            <text:p>congruence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bijective congruence</text:p>
          </table:table-cell>
          <table:table-cell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jectivité par tableau</text:p>
          </table:table-cell>
          <table:table-cell office:value-type="string" calcext:value-type="string">
            <text:p>OEF application finie — Introduction —</text:p>
          </table:table-cell>
          <table:table-cell table:style-name="ce6" office:value-type="string" calcext:value-type="string">
            <text:p><text:span text:style-name="T1"><text:a xlink:href="https://wims.math.cnrs.fr/wims/wims.cgi?module=U1/set/oeffinmap.fr" xlink:type="simple">https://wims.math.cnrs.fr/wims/wims.cgi?module=U1/set/oeffinmap.fr</text:a></text:span></text:p>
          </table:table-cell>
          <table:table-cell/>
          <table:table-cell office:value-type="string" calcext:value-type="string">
            <text:p>Applications</text:p>
          </table:table-cell>
          <table:table-cell office:value-type="string" calcext:value-type="string">
            <text:p>bijectiv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é par tableau</text:p>
          </table:table-cell>
          <table:table-cell office:value-type="string" calcext:value-type="string">
            <text:p>OEF application finie — Introduction —</text:p>
          </table:table-cell>
          <table:table-cell table:style-name="ce6" office:value-type="string" calcext:value-type="string">
            <text:p><text:span text:style-name="T1"><text:a xlink:href="https://wims.math.cnrs.fr/wims/wims.cgi?module=U1/set/oeffinmap.fr" xlink:type="simple">https://wims.math.cnrs.fr/wims/wims.cgi?module=U1/set/oeffinmap.fr</text:a></text:span></text:p>
          </table:table-cell>
          <table:table-cell office:value-type="string" calcext:value-type="string">
            <text:p>f o f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composé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be par tableau</text:p>
          </table:table-cell>
          <table:table-cell office:value-type="string" calcext:value-type="string">
            <text:p>OEF application finie — Introduction —</text:p>
          </table:table-cell>
          <table:table-cell table:style-name="ce6" office:value-type="string" calcext:value-type="string">
            <text:p><text:span text:style-name="T1"><text:a xlink:href="https://wims.math.cnrs.fr/wims/wims.cgi?module=U1/set/oeffinmap.fr" xlink:type="simple">https://wims.math.cnrs.fr/wims/wims.cgi?module=U1/set/oeffinmap.fr</text:a></text:span></text:p>
          </table:table-cell>
          <table:table-cell office:value-type="string" calcext:value-type="string">
            <text:p>f o f o f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composé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ément par polynôme</text:p>
          </table:table-cell>
          <table:table-cell office:value-type="string" calcext:value-type="string">
            <text:p>OEF application finie — Introduction —</text:p>
          </table:table-cell>
          <table:table-cell table:style-name="ce6" office:value-type="string" calcext:value-type="string">
            <text:p><text:span text:style-name="T1"><text:a xlink:href="https://wims.math.cnrs.fr/wims/wims.cgi?module=U1/set/oeffinmap.fr" xlink:type="simple">https://wims.math.cnrs.fr/wims/wims.cgi?module=U1/set/oeffinmap.fr</text:a></text:span></text:p>
          </table:table-cell>
          <table:table-cell office:value-type="string" calcext:value-type="string">
            <text:p>congruence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congruence</text:p>
          </table:table-cell>
          <table:table-cell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ément par tableau</text:p>
          </table:table-cell>
          <table:table-cell office:value-type="string" calcext:value-type="string">
            <text:p>OEF application finie — Introduction —</text:p>
          </table:table-cell>
          <table:table-cell table:style-name="ce6" office:value-type="string" calcext:value-type="string">
            <text:p><text:span text:style-name="T1"><text:a xlink:href="https://wims.math.cnrs.fr/wims/wims.cgi?module=U1/set/oeffinmap.fr" xlink:type="simple">https://wims.math.cnrs.fr/wims/wims.cgi?module=U1/set/oeffinmap.fr</text:a></text:span></text:p>
          </table:table-cell>
          <table:table-cell office:value-type="string" calcext:value-type="string">
            <text:p>donnez un élément ayant… ou sans…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image antécédent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age par polynôme</text:p>
          </table:table-cell>
          <table:table-cell office:value-type="string" calcext:value-type="string">
            <text:p>OEF application finie — Introduction —</text:p>
          </table:table-cell>
          <table:table-cell table:style-name="ce6" office:value-type="string" calcext:value-type="string">
            <text:p><text:span text:style-name="T1"><text:a xlink:href="https://wims.math.cnrs.fr/wims/wims.cgi?module=U1/set/oeffinmap.fr" xlink:type="simple">https://wims.math.cnrs.fr/wims/wims.cgi?module=U1/set/oeffinmap.fr</text:a></text:span></text:p>
          </table:table-cell>
          <table:table-cell office:value-type="string" calcext:value-type="string">
            <text:p>congruence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congruence image</text:p>
          </table:table-cell>
          <table:table-cell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age par tableau</text:p>
          </table:table-cell>
          <table:table-cell office:value-type="string" calcext:value-type="string">
            <text:p>OEF application finie — Introduction —</text:p>
          </table:table-cell>
          <table:table-cell table:style-name="ce6" office:value-type="string" calcext:value-type="string">
            <text:p><text:span text:style-name="T1"><text:a xlink:href="https://wims.math.cnrs.fr/wims/wims.cgi?module=U1/set/oeffinmap.fr" xlink:type="simple">https://wims.math.cnrs.fr/wims/wims.cgi?module=U1/set/oeffinmap.fr</text:a></text:span></text:p>
          </table:table-cell>
          <table:table-cell office:value-type="string" calcext:value-type="string">
            <text:p>cardinal et Im(f)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image cardinal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age réciproque par polynôme</text:p>
          </table:table-cell>
          <table:table-cell office:value-type="string" calcext:value-type="string">
            <text:p>OEF application finie — Introduction —</text:p>
          </table:table-cell>
          <table:table-cell table:style-name="ce6" office:value-type="string" calcext:value-type="string">
            <text:p><text:span text:style-name="T1"><text:a xlink:href="https://wims.math.cnrs.fr/wims/wims.cgi?module=U1/set/oeffinmap.fr" xlink:type="simple">https://wims.math.cnrs.fr/wims/wims.cgi?module=U1/set/oeffinmap.fr</text:a></text:span></text:p>
          </table:table-cell>
          <table:table-cell office:value-type="string" calcext:value-type="string">
            <text:p>congruence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congruence réciproque</text:p>
          </table:table-cell>
          <table:table-cell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age réciproque par tableau</text:p>
          </table:table-cell>
          <table:table-cell office:value-type="string" calcext:value-type="string">
            <text:p>OEF application finie — Introduction —</text:p>
          </table:table-cell>
          <table:table-cell table:style-name="ce6" office:value-type="string" calcext:value-type="string">
            <text:p><text:span text:style-name="T1"><text:a xlink:href="https://wims.math.cnrs.fr/wims/wims.cgi?module=U1/set/oeffinmap.fr" xlink:type="simple">https://wims.math.cnrs.fr/wims/wims.cgi?module=U1/set/oeffinmap.fr</text:a></text:span></text:p>
          </table:table-cell>
          <table:table-cell office:value-type="string" calcext:value-type="string">
            <text:p>image réciproque d’un ensemble fini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réciproqu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verse par tableau</text:p>
          </table:table-cell>
          <table:table-cell office:value-type="string" calcext:value-type="string">
            <text:p>OEF application finie — Introduction —</text:p>
          </table:table-cell>
          <table:table-cell table:style-name="ce6" office:value-type="string" calcext:value-type="string">
            <text:p><text:span text:style-name="T1"><text:a xlink:href="https://wims.math.cnrs.fr/wims/wims.cgi?module=U1/set/oeffinmap.fr" xlink:type="simple">https://wims.math.cnrs.fr/wims/wims.cgi?module=U1/set/oeffinmap.fr</text:a></text:span></text:p>
          </table:table-cell>
          <table:table-cell office:value-type="string" calcext:value-type="string">
            <text:p>f bijective donnée par tableau, donner les images par f^-1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réciproque imag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au par polynôme</text:p>
          </table:table-cell>
          <table:table-cell office:value-type="string" calcext:value-type="string">
            <text:p>OEF application finie — Introduction —</text:p>
          </table:table-cell>
          <table:table-cell table:style-name="ce6" office:value-type="string" calcext:value-type="string">
            <text:p><text:span text:style-name="T1"><text:a xlink:href="https://wims.math.cnrs.fr/wims/wims.cgi?module=U1/set/oeffinmap.fr" xlink:type="simple">https://wims.math.cnrs.fr/wims/wims.cgi?module=U1/set/oeffinmap.fr</text:a></text:span></text:p>
          </table:table-cell>
          <table:table-cell office:value-type="string" calcext:value-type="string">
            <text:p>congruence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congruence</text:p>
          </table:table-cell>
          <table:table-cell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Description d’un intervalle en terme de distance</text:p>
          </table:table-cell>
          <table:table-cell office:value-type="string" calcext:value-type="string">
            <text:p>Valeur absolue — Introduction —</text:p>
          </table:table-cell>
          <table:table-cell table:style-name="ce6" office:value-type="string" calcext:value-type="string">
            <text:p><text:span text:style-name="T1"><text:a xlink:href="https://wims.math.cnrs.fr/wims/wims.cgi?module=H4/algebra/valabs.fr" xlink:type="simple">https://wims.math.cnrs.fr/wims/wims.cgi?module=H4/algebra/valabs.fr</text:a></text:span></text:p>
          </table:table-cell>
          <table:table-cell office:value-type="string" calcext:value-type="string">
            <text:p>Intervalle → inégalité avec valeur absolue</text:p>
          </table:table-cell>
          <table:table-cell office:value-type="string" calcext:value-type="string">
            <text:p>Nombres réels</text:p>
          </table:table-cell>
          <table:table-cell office:value-type="string" calcext:value-type="string">
            <text:p>absolue intervalle inégalité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ncadrement de l ax + b l</text:p>
          </table:table-cell>
          <table:table-cell office:value-type="string" calcext:value-type="string">
            <text:p>Valeur absolue — Introduction —</text:p>
          </table:table-cell>
          <table:table-cell table:style-name="ce6" office:value-type="string" calcext:value-type="string">
            <text:p><text:span text:style-name="T1"><text:a xlink:href="https://wims.math.cnrs.fr/wims/wims.cgi?module=H4/algebra/valabs.fr" xlink:type="simple">https://wims.math.cnrs.fr/wims/wims.cgi?module=H4/algebra/valabs.fr</text:a></text:span></text:p>
          </table:table-cell>
          <table:table-cell office:value-type="string" calcext:value-type="string">
            <text:p>encadrement de x → encadrement de l ax+b l</text:p>
          </table:table-cell>
          <table:table-cell office:value-type="string" calcext:value-type="string">
            <text:p>Nombres réels</text:p>
          </table:table-cell>
          <table:table-cell office:value-type="string" calcext:value-type="string">
            <text:p>absolue intervalle encadrement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ncadrement de l x l</text:p>
          </table:table-cell>
          <table:table-cell office:value-type="string" calcext:value-type="string">
            <text:p>Valeur absolue — Introduction —</text:p>
          </table:table-cell>
          <table:table-cell table:style-name="ce6" office:value-type="string" calcext:value-type="string">
            <text:p><text:span text:style-name="T1"><text:a xlink:href="https://wims.math.cnrs.fr/wims/wims.cgi?module=H4/algebra/valabs.fr" xlink:type="simple">https://wims.math.cnrs.fr/wims/wims.cgi?module=H4/algebra/valabs.fr</text:a></text:span></text:p>
          </table:table-cell>
          <table:table-cell office:value-type="string" calcext:value-type="string">
            <text:p>étant donné un encadrement de x, encadrer l xl </text:p>
          </table:table-cell>
          <table:table-cell office:value-type="string" calcext:value-type="string">
            <text:p>Nombres réels</text:p>
          </table:table-cell>
          <table:table-cell office:value-type="string" calcext:value-type="string">
            <text:p>absolue intervalle encadrement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quations du type l ax+b l = cx+d</text:p>
          </table:table-cell>
          <table:table-cell office:value-type="string" calcext:value-type="string">
            <text:p>Valeur absolue — Introduction —</text:p>
          </table:table-cell>
          <table:table-cell table:style-name="ce6" office:value-type="string" calcext:value-type="string">
            <text:p><text:span text:style-name="T1"><text:a xlink:href="https://wims.math.cnrs.fr/wims/wims.cgi?module=H4/algebra/valabs.fr" xlink:type="simple">https://wims.math.cnrs.fr/wims/wims.cgi?module=H4/algebra/valabs.fr</text:a></text:span></text:p>
          </table:table-cell>
          <table:table-cell office:value-type="string" calcext:value-type="string">
            <text:p>pas de détail dans la correction</text:p>
          </table:table-cell>
          <table:table-cell office:value-type="string" calcext:value-type="string">
            <text:p>Nombres réels</text:p>
          </table:table-cell>
          <table:table-cell office:value-type="string" calcext:value-type="string">
            <text:p>absolue équatio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quations du type l ax+b l = l cx+d l</text:p>
          </table:table-cell>
          <table:table-cell office:value-type="string" calcext:value-type="string">
            <text:p>Valeur absolue — Introduction —</text:p>
          </table:table-cell>
          <table:table-cell table:style-name="ce6" office:value-type="string" calcext:value-type="string">
            <text:p><text:span text:style-name="T1"><text:a xlink:href="https://wims.math.cnrs.fr/wims/wims.cgi?module=H4/algebra/valabs.fr" xlink:type="simple">https://wims.math.cnrs.fr/wims/wims.cgi?module=H4/algebra/valabs.fr</text:a></text:span></text:p>
          </table:table-cell>
          <table:table-cell office:value-type="string" calcext:value-type="string">
            <text:p>pas de détail dans la correction</text:p>
          </table:table-cell>
          <table:table-cell office:value-type="string" calcext:value-type="string">
            <text:p>Nombres réels</text:p>
          </table:table-cell>
          <table:table-cell office:value-type="string" calcext:value-type="string">
            <text:p>absolue équatio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quations du type l ax+b l = c</text:p>
          </table:table-cell>
          <table:table-cell office:value-type="string" calcext:value-type="string">
            <text:p>Valeur absolue — Introduction —</text:p>
          </table:table-cell>
          <table:table-cell table:style-name="ce6" office:value-type="string" calcext:value-type="string">
            <text:p><text:span text:style-name="T1"><text:a xlink:href="https://wims.math.cnrs.fr/wims/wims.cgi?module=H4/algebra/valabs.fr" xlink:type="simple">https://wims.math.cnrs.fr/wims/wims.cgi?module=H4/algebra/valabs.fr</text:a></text:span></text:p>
          </table:table-cell>
          <table:table-cell office:value-type="string" calcext:value-type="string">
            <text:p>pas de détail dans la correction</text:p>
          </table:table-cell>
          <table:table-cell office:value-type="string" calcext:value-type="string">
            <text:p>Nombres réels</text:p>
          </table:table-cell>
          <table:table-cell office:value-type="string" calcext:value-type="string">
            <text:p>absolue équatio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Inéquations du type l ax+bl&gt;=c (intervalles)</text:p>
          </table:table-cell>
          <table:table-cell office:value-type="string" calcext:value-type="string">
            <text:p>Valeur absolue — Introduction —</text:p>
          </table:table-cell>
          <table:table-cell table:style-name="ce6" office:value-type="string" calcext:value-type="string">
            <text:p><text:span text:style-name="T1"><text:a xlink:href="https://wims.math.cnrs.fr/wims/wims.cgi?module=H4/algebra/valabs.fr" xlink:type="simple">https://wims.math.cnrs.fr/wims/wims.cgi?module=H4/algebra/valabs.fr</text:a></text:span></text:p>
          </table:table-cell>
          <table:table-cell office:value-type="string" calcext:value-type="string">
            <text:p>pas de détail dans la correction</text:p>
          </table:table-cell>
          <table:table-cell office:value-type="string" calcext:value-type="string">
            <text:p>Nombres réels</text:p>
          </table:table-cell>
          <table:table-cell office:value-type="string" calcext:value-type="string">
            <text:p>absolue inéquation intervall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Inéquations du type l ax+bl&gt;=c (inégalités)</text:p>
          </table:table-cell>
          <table:table-cell office:value-type="string" calcext:value-type="string">
            <text:p>Valeur absolue — Introduction —</text:p>
          </table:table-cell>
          <table:table-cell table:style-name="ce6" office:value-type="string" calcext:value-type="string">
            <text:p><text:span text:style-name="T1"><text:a xlink:href="https://wims.math.cnrs.fr/wims/wims.cgi?module=H4/algebra/valabs.fr" xlink:type="simple">https://wims.math.cnrs.fr/wims/wims.cgi?module=H4/algebra/valabs.fr</text:a></text:span></text:p>
          </table:table-cell>
          <table:table-cell office:value-type="string" calcext:value-type="string">
            <text:p>pas de détail dans la correction</text:p>
          </table:table-cell>
          <table:table-cell office:value-type="string" calcext:value-type="string">
            <text:p>Nombres réels</text:p>
          </table:table-cell>
          <table:table-cell office:value-type="string" calcext:value-type="string">
            <text:p>absolue inéquation 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Inéquations du type l ax+bl&lt;=c (intervalles)</text:p>
          </table:table-cell>
          <table:table-cell office:value-type="string" calcext:value-type="string">
            <text:p>Valeur absolue — Introduction —</text:p>
          </table:table-cell>
          <table:table-cell table:style-name="ce6" office:value-type="string" calcext:value-type="string">
            <text:p><text:span text:style-name="T1"><text:a xlink:href="https://wims.math.cnrs.fr/wims/wims.cgi?module=H4/algebra/valabs.fr" xlink:type="simple">https://wims.math.cnrs.fr/wims/wims.cgi?module=H4/algebra/valabs.fr</text:a></text:span></text:p>
          </table:table-cell>
          <table:table-cell office:value-type="string" calcext:value-type="string">
            <text:p>pas de détail dans la correction</text:p>
          </table:table-cell>
          <table:table-cell office:value-type="string" calcext:value-type="string">
            <text:p>Nombres réels</text:p>
          </table:table-cell>
          <table:table-cell office:value-type="string" calcext:value-type="string">
            <text:p>absolue inéquation intervall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Inéquations du type l ax+bl&lt;=c (inégalités)</text:p>
          </table:table-cell>
          <table:table-cell office:value-type="string" calcext:value-type="string">
            <text:p>Valeur absolue — Introduction —</text:p>
          </table:table-cell>
          <table:table-cell table:style-name="ce6" office:value-type="string" calcext:value-type="string">
            <text:p><text:span text:style-name="T1"><text:a xlink:href="https://wims.math.cnrs.fr/wims/wims.cgi?module=H4/algebra/valabs.fr" xlink:type="simple">https://wims.math.cnrs.fr/wims/wims.cgi?module=H4/algebra/valabs.fr</text:a></text:span></text:p>
          </table:table-cell>
          <table:table-cell office:value-type="string" calcext:value-type="string">
            <text:p>pas de détail dans la correction</text:p>
          </table:table-cell>
          <table:table-cell office:value-type="string" calcext:value-type="string">
            <text:p>Nombres réels</text:p>
          </table:table-cell>
          <table:table-cell office:value-type="string" calcext:value-type="string">
            <text:p>absolue inéquation 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implification de valeur absolue 1</text:p>
          </table:table-cell>
          <table:table-cell office:value-type="string" calcext:value-type="string">
            <text:p>Valeur absolue — Introduction —</text:p>
          </table:table-cell>
          <table:table-cell table:style-name="ce6" office:value-type="string" calcext:value-type="string">
            <text:p><text:span text:style-name="T1"><text:a xlink:href="https://wims.math.cnrs.fr/wims/wims.cgi?module=H4/algebra/valabs.fr" xlink:type="simple">https://wims.math.cnrs.fr/wims/wims.cgi?module=H4/algebra/valabs.fr</text:a></text:span></text:p>
          </table:table-cell>
          <table:table-cell office:value-type="string" calcext:value-type="string">
            <text:p>inégalité sur x → enlever la valeur absolue</text:p>
          </table:table-cell>
          <table:table-cell office:value-type="string" calcext:value-type="string">
            <text:p>Nombres réels</text:p>
          </table:table-cell>
          <table:table-cell office:value-type="string" calcext:value-type="string">
            <text:p>absolu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implification de valeur absolue 2</text:p>
          </table:table-cell>
          <table:table-cell office:value-type="string" calcext:value-type="string">
            <text:p>Valeur absolue — Introduction —</text:p>
          </table:table-cell>
          <table:table-cell table:style-name="ce6" office:value-type="string" calcext:value-type="string">
            <text:p><text:span text:style-name="T1"><text:a xlink:href="https://wims.math.cnrs.fr/wims/wims.cgi?module=H4/algebra/valabs.fr" xlink:type="simple">https://wims.math.cnrs.fr/wims/wims.cgi?module=H4/algebra/valabs.fr</text:a></text:span></text:p>
          </table:table-cell>
          <table:table-cell office:value-type="string" calcext:value-type="string">
            <text:p>inégalité sur x → enlever la valeur absolue</text:p>
          </table:table-cell>
          <table:table-cell office:value-type="string" calcext:value-type="string">
            <text:p>Nombres réels</text:p>
          </table:table-cell>
          <table:table-cell office:value-type="string" calcext:value-type="string">
            <text:p>absolu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implification de valeur absolue 3</text:p>
          </table:table-cell>
          <table:table-cell office:value-type="string" calcext:value-type="string">
            <text:p>Valeur absolue — Introduction —</text:p>
          </table:table-cell>
          <table:table-cell table:style-name="ce6" office:value-type="string" calcext:value-type="string">
            <text:p><text:span text:style-name="T1"><text:a xlink:href="https://wims.math.cnrs.fr/wims/wims.cgi?module=H4/algebra/valabs.fr" xlink:type="simple">https://wims.math.cnrs.fr/wims/wims.cgi?module=H4/algebra/valabs.fr</text:a></text:span></text:p>
          </table:table-cell>
          <table:table-cell office:value-type="string" calcext:value-type="string">
            <text:p>inégalité sur x, somme de 2 valeurs absolues</text:p>
          </table:table-cell>
          <table:table-cell office:value-type="string" calcext:value-type="string">
            <text:p>Nombres réels</text:p>
          </table:table-cell>
          <table:table-cell office:value-type="string" calcext:value-type="string">
            <text:p>absolu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– Relation et application</text:p>
          </table:table-cell>
          <table:table-cell office:value-type="string" calcext:value-type="string">
            <text:p>Applications — Introduction —</text:p>
          </table:table-cell>
          <table:table-cell office:value-type="string" calcext:value-type="string">
            <text:p><text:a xlink:href="https://wims.math.cnrs.fr/wims/wims.cgi?module=U1/logic/oefmap.fr" xlink:type="simple">https://wims.math.cnrs.fr/wims/wims.cgi?module=U1/logic/oefmap.fr</text:a></text:p>
          </table:table-cell>
          <table:table-cell office:value-type="string" calcext:value-type="string">
            <text:p>tracer les flèches + injective/surjective/bijective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flèche bijctive injective surjectiv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– Représentations d’une relation</text:p>
          </table:table-cell>
          <table:table-cell office:value-type="string" calcext:value-type="string">
            <text:p>Applications — Introduction —</text:p>
          </table:table-cell>
          <table:table-cell office:value-type="string" calcext:value-type="string">
            <text:p><text:a xlink:href="https://wims.math.cnrs.fr/wims/wims.cgi?module=U1/logic/oefmap.fr" xlink:type="simple">https://wims.math.cnrs.fr/wims/wims.cgi?module=U1/logic/oefmap.fr</text:a></text:p>
          </table:table-cell>
          <table:table-cell office:value-type="string" calcext:value-type="string">
            <text:p>tracer les flèch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flèche application</text:p>
          </table:table-cell>
          <table:table-cell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 – Représentation graphique d’une application 1</text:p>
          </table:table-cell>
          <table:table-cell office:value-type="string" calcext:value-type="string">
            <text:p>Applications — Introduction —</text:p>
          </table:table-cell>
          <table:table-cell office:value-type="string" calcext:value-type="string">
            <text:p><text:a xlink:href="https://wims.math.cnrs.fr/wims/wims.cgi?module=U1/logic/oefmap.fr" xlink:type="simple">https://wims.math.cnrs.fr/wims/wims.cgi?module=U1/logic/oefmap.fr</text:a></text:p>
          </table:table-cell>
          <table:table-cell office:value-type="string" calcext:value-type="string">
            <text:p>tracer les flèches d’une application avec congruence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flèche congruence</text:p>
          </table:table-cell>
          <table:table-cell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 – Représentation graphique d’une application 2</text:p>
          </table:table-cell>
          <table:table-cell office:value-type="string" calcext:value-type="string">
            <text:p>Applications — Introduction —</text:p>
          </table:table-cell>
          <table:table-cell office:value-type="string" calcext:value-type="string">
            <text:p><text:a xlink:href="https://wims.math.cnrs.fr/wims/wims.cgi?module=U1/logic/oefmap.fr" xlink:type="simple">https://wims.math.cnrs.fr/wims/wims.cgi?module=U1/logic/oefmap.fr</text:a></text:p>
          </table:table-cell>
          <table:table-cell office:value-type="string" calcext:value-type="string">
            <text:p>tracer les flèches d’une application avec congruence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flèche congruence</text:p>
          </table:table-cell>
          <table:table-cell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 – Représentation graphique d’une application 3</text:p>
          </table:table-cell>
          <table:table-cell office:value-type="string" calcext:value-type="string">
            <text:p>Applications — Introduction —</text:p>
          </table:table-cell>
          <table:table-cell office:value-type="string" calcext:value-type="string">
            <text:p><text:a xlink:href="https://wims.math.cnrs.fr/wims/wims.cgi?module=U1/logic/oefmap.fr" xlink:type="simple">https://wims.math.cnrs.fr/wims/wims.cgi?module=U1/logic/oefmap.fr</text:a></text:p>
          </table:table-cell>
          <table:table-cell office:value-type="string" calcext:value-type="string">
            <text:p>tracer les flèches d’une application avec chiffre 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flèch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 – Tracer une application</text:p>
          </table:table-cell>
          <table:table-cell office:value-type="string" calcext:value-type="string">
            <text:p>Applications — Introduction —</text:p>
          </table:table-cell>
          <table:table-cell office:value-type="string" calcext:value-type="string">
            <text:p><text:a xlink:href="https://wims.math.cnrs.fr/wims/wims.cgi?module=U1/logic/oefmap.fr" xlink:type="simple">https://wims.math.cnrs.fr/wims/wims.cgi?module=U1/logic/oefmap.fr</text:a></text:p>
          </table:table-cell>
          <table:table-cell office:value-type="string" calcext:value-type="string">
            <text:p>tracer des flèches d’une application avec propriété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injective surjective bijectiv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 – Injectivité/Surjectivité de g o f</text:p>
          </table:table-cell>
          <table:table-cell office:value-type="string" calcext:value-type="string">
            <text:p>Applications — Introduction —</text:p>
          </table:table-cell>
          <table:table-cell office:value-type="string" calcext:value-type="string">
            <text:p><text:a xlink:href="https://wims.math.cnrs.fr/wims/wims.cgi?module=U1/logic/oefmap.fr" xlink:type="simple">https://wims.math.cnrs.fr/wims/wims.cgi?module=U1/logic/oefmap.fr</text:a></text:p>
          </table:table-cell>
          <table:table-cell office:value-type="string" calcext:value-type="string">
            <text:p>g o f injective/surjective avec les flèch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injective surjective bijectiv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 – Composée g o f injectif</text:p>
          </table:table-cell>
          <table:table-cell office:value-type="string" calcext:value-type="string">
            <text:p>Applications — Introduction —</text:p>
          </table:table-cell>
          <table:table-cell office:value-type="string" calcext:value-type="string">
            <text:p><text:a xlink:href="https://wims.math.cnrs.fr/wims/wims.cgi?module=U1/logic/oefmap.fr" xlink:type="simple">https://wims.math.cnrs.fr/wims/wims.cgi?module=U1/logic/oefmap.fr</text:a></text:p>
          </table:table-cell>
          <table:table-cell office:value-type="string" calcext:value-type="string">
            <text:p>Si possible, tracer des flèches de g o f injective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injectiv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 – Composée g o f surjectif</text:p>
          </table:table-cell>
          <table:table-cell office:value-type="string" calcext:value-type="string">
            <text:p>Applications — Introduction —</text:p>
          </table:table-cell>
          <table:table-cell office:value-type="string" calcext:value-type="string">
            <text:p><text:a xlink:href="https://wims.math.cnrs.fr/wims/wims.cgi?module=U1/logic/oefmap.fr" xlink:type="simple">https://wims.math.cnrs.fr/wims/wims.cgi?module=U1/logic/oefmap.fr</text:a></text:p>
          </table:table-cell>
          <table:table-cell office:value-type="string" calcext:value-type="string">
            <text:p>si possible, tracer des flèches de g o f surjective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surjectiv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 – Composée g o f surjectif/injectif</text:p>
          </table:table-cell>
          <table:table-cell office:value-type="string" calcext:value-type="string">
            <text:p>Applications — Introduction —</text:p>
          </table:table-cell>
          <table:table-cell office:value-type="string" calcext:value-type="string">
            <text:p><text:a xlink:href="https://wims.math.cnrs.fr/wims/wims.cgi?module=U1/logic/oefmap.fr" xlink:type="simple">https://wims.math.cnrs.fr/wims/wims.cgi?module=U1/logic/oefmap.fr</text:a></text:p>
          </table:table-cell>
          <table:table-cell office:value-type="string" calcext:value-type="string">
            <text:p>si possible, tracer des flèches de g o f surjective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surjectiv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 – Composée g o f injectif</text:p>
          </table:table-cell>
          <table:table-cell office:value-type="string" calcext:value-type="string">
            <text:p>Applications — Introduction —</text:p>
          </table:table-cell>
          <table:table-cell office:value-type="string" calcext:value-type="string">
            <text:p><text:a xlink:href="https://wims.math.cnrs.fr/wims/wims.cgi?module=U1/logic/oefmap.fr" xlink:type="simple">https://wims.math.cnrs.fr/wims/wims.cgi?module=U1/logic/oefmap.fr</text:a></text:p>
          </table:table-cell>
          <table:table-cell office:value-type="string" calcext:value-type="string">
            <text:p>Si possible, tracer des flèches de g o f injective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injectiv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 – Composée g o f surjectif</text:p>
          </table:table-cell>
          <table:table-cell office:value-type="string" calcext:value-type="string">
            <text:p>Applications — Introduction —</text:p>
          </table:table-cell>
          <table:table-cell office:value-type="string" calcext:value-type="string">
            <text:p><text:a xlink:href="https://wims.math.cnrs.fr/wims/wims.cgi?module=U1/logic/oefmap.fr" xlink:type="simple">https://wims.math.cnrs.fr/wims/wims.cgi?module=U1/logic/oefmap.fr</text:a></text:p>
          </table:table-cell>
          <table:table-cell office:value-type="string" calcext:value-type="string">
            <text:p>si possible, tracer des flèches de g o f surjective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surjectiv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 – Composée g o f surjectif/injectif</text:p>
          </table:table-cell>
          <table:table-cell office:value-type="string" calcext:value-type="string">
            <text:p>Applications — Introduction —</text:p>
          </table:table-cell>
          <table:table-cell office:value-type="string" calcext:value-type="string">
            <text:p><text:a xlink:href="https://wims.math.cnrs.fr/wims/wims.cgi?module=U1/logic/oefmap.fr" xlink:type="simple">https://wims.math.cnrs.fr/wims/wims.cgi?module=U1/logic/oefmap.fr</text:a></text:p>
          </table:table-cell>
          <table:table-cell office:value-type="string" calcext:value-type="string">
            <text:p>si possible, tracer des flèches de g o f surjective/injective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injective surjectiv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– Composée g o f o h injectif</text:p>
          </table:table-cell>
          <table:table-cell office:value-type="string" calcext:value-type="string">
            <text:p>Applications — Introduction —</text:p>
          </table:table-cell>
          <table:table-cell office:value-type="string" calcext:value-type="string">
            <text:p><text:a xlink:href="https://wims.math.cnrs.fr/wims/wims.cgi?module=U1/logic/oefmap.fr" xlink:type="simple">https://wims.math.cnrs.fr/wims/wims.cgi?module=U1/logic/oefmap.fr</text:a></text:p>
          </table:table-cell>
          <table:table-cell office:value-type="string" calcext:value-type="string">
            <text:p>si possible, tracer des flèches de g o f o h injective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injectiv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– Composée g o f o h surjectif</text:p>
          </table:table-cell>
          <table:table-cell office:value-type="string" calcext:value-type="string">
            <text:p>Applications — Introduction —</text:p>
          </table:table-cell>
          <table:table-cell office:value-type="string" calcext:value-type="string">
            <text:p><text:a xlink:href="https://wims.math.cnrs.fr/wims/wims.cgi?module=U1/logic/oefmap.fr" xlink:type="simple">https://wims.math.cnrs.fr/wims/wims.cgi?module=U1/logic/oefmap.fr</text:a></text:p>
          </table:table-cell>
          <table:table-cell office:value-type="string" calcext:value-type="string">
            <text:p>si possible, tracer des flèches de g o f o h surjective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surjectiv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– Composée g o f o h surjectif/injectif</text:p>
          </table:table-cell>
          <table:table-cell office:value-type="string" calcext:value-type="string">
            <text:p>Applications — Introduction —</text:p>
          </table:table-cell>
          <table:table-cell office:value-type="string" calcext:value-type="string">
            <text:p><text:a xlink:href="https://wims.math.cnrs.fr/wims/wims.cgi?module=U1/logic/oefmap.fr" xlink:type="simple">https://wims.math.cnrs.fr/wims/wims.cgi?module=U1/logic/oefmap.fr</text:a></text:p>
          </table:table-cell>
          <table:table-cell office:value-type="string" calcext:value-type="string">
            <text:p>Si possible, tracer des flèches de g o f o h surjective injective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injective surjectiv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Reconnaissance d’une application et de ses propriétés — Introduction —</text:p>
          </table:table-cell>
          <table:table-cell office:value-type="string" calcext:value-type="string">
            <text:p><text:a xlink:href="https://wims.math.cnrs.fr/wims/wims.cgi?module=U1/algebra/corresjs.fr" xlink:type="simple">https://wims.math.cnrs.fr/wims/wims.cgi?module=U1/algebra/corresjs.fr</text:a></text:p>
          </table:table-cell>
          <table:table-cell office:value-type="string" calcext:value-type="string">
            <text:p>Visuel, Image ou antécédent qui clignote, entre ensembles finis, 3 niveaux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application injective surjective bijectiv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e entre deux courbes</text:p>
          </table:table-cell>
          <table:table-cell office:value-type="string" calcext:value-type="string">
            <text:p>OEF Calcul intégral — Introduction —</text:p>
          </table:table-cell>
          <table:table-cell office:value-type="string" calcext:value-type="string">
            <text:p><text:a xlink:href="https://wims.math.cnrs.fr/wims/wims.cgi?module=H6/analysis/oefintegrale.fr" xlink:type="simple">https://wims.math.cnrs.fr/wims/wims.cgi?module=H6/analysis/oefintegrale.fr</text:a></text:p>
          </table:table-cell>
          <table:table-cell office:value-type="string" calcext:value-type="string">
            <text:p>2 polynômes, courbes et domaine tracés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intégrale primitive polynôme air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e entre une courbe et l’axe des x</text:p>
          </table:table-cell>
          <table:table-cell office:value-type="string" calcext:value-type="string">
            <text:p>OEF Calcul intégral — Introduction —</text:p>
          </table:table-cell>
          <table:table-cell office:value-type="string" calcext:value-type="string">
            <text:p><text:a xlink:href="https://wims.math.cnrs.fr/wims/wims.cgi?module=H6/analysis/oefintegrale.fr" xlink:type="simple">https://wims.math.cnrs.fr/wims/wims.cgi?module=H6/analysis/oefintegrale.fr</text:a></text:p>
          </table:table-cell>
          <table:table-cell office:value-type="string" calcext:value-type="string">
            <text:p>polynôme, courbe tracée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intégrale primitive polynôme air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e entre une droite et une courbe</text:p>
          </table:table-cell>
          <table:table-cell office:value-type="string" calcext:value-type="string">
            <text:p>OEF Calcul intégral — Introduction —</text:p>
          </table:table-cell>
          <table:table-cell office:value-type="string" calcext:value-type="string">
            <text:p><text:a xlink:href="https://wims.math.cnrs.fr/wims/wims.cgi?module=H6/analysis/oefintegrale.fr" xlink:type="simple">https://wims.math.cnrs.fr/wims/wims.cgi?module=H6/analysis/oefintegrale.fr</text:a></text:p>
          </table:table-cell>
          <table:table-cell office:value-type="string" calcext:value-type="string">
            <text:p>polynôme, courbe et domaine tracés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intégrale primitive polynôme air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cul d’aire (avec exp)</text:p>
          </table:table-cell>
          <table:table-cell office:value-type="string" calcext:value-type="string">
            <text:p>OEF Calcul intégral — Introduction —</text:p>
          </table:table-cell>
          <table:table-cell office:value-type="string" calcext:value-type="string">
            <text:p><text:a xlink:href="https://wims.math.cnrs.fr/wims/wims.cgi?module=H6/analysis/oefintegrale.fr" xlink:type="simple">https://wims.math.cnrs.fr/wims/wims.cgi?module=H6/analysis/oefintegrale.fr</text:a></text:p>
          </table:table-cell>
          <table:table-cell office:value-type="string" calcext:value-type="string">
            <text:p>fonction avec exp, domaine tracé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intégrale primitive exponentielle air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cul d’une intégrale</text:p>
          </table:table-cell>
          <table:table-cell office:value-type="string" calcext:value-type="string">
            <text:p>OEF Calcul intégral — Introduction —</text:p>
          </table:table-cell>
          <table:table-cell office:value-type="string" calcext:value-type="string">
            <text:p><text:a xlink:href="https://wims.math.cnrs.fr/wims/wims.cgi?module=H6/analysis/oefintegrale.fr" xlink:type="simple">https://wims.math.cnrs.fr/wims/wims.cgi?module=H6/analysis/oefintegrale.fr</text:a></text:p>
          </table:table-cell>
          <table:table-cell office:value-type="string" calcext:value-type="string">
            <text:p>polynôme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intégrale primitive polynôm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ules de dérivées (exp et log) et primitives (exp)</text:p>
          </table:table-cell>
          <table:table-cell office:value-type="string" calcext:value-type="string">
            <text:p>OEF Calcul intégral — Introduction —</text:p>
          </table:table-cell>
          <table:table-cell office:value-type="string" calcext:value-type="string">
            <text:p><text:a xlink:href="https://wims.math.cnrs.fr/wims/wims.cgi?module=H6/analysis/oefintegrale.fr" xlink:type="simple">https://wims.math.cnrs.fr/wims/wims.cgi?module=H6/analysis/oefintegrale.fr</text:a></text:p>
          </table:table-cell>
          <table:table-cell office:value-type="string" calcext:value-type="string">
            <text:p>3 dérivées et 3 primitives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dérivée primitiv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ules de dérivées et primitives 1</text:p>
          </table:table-cell>
          <table:table-cell office:value-type="string" calcext:value-type="string">
            <text:p>OEF Calcul intégral — Introduction —</text:p>
          </table:table-cell>
          <table:table-cell office:value-type="string" calcext:value-type="string">
            <text:p><text:a xlink:href="https://wims.math.cnrs.fr/wims/wims.cgi?module=H6/analysis/oefintegrale.fr" xlink:type="simple">https://wims.math.cnrs.fr/wims/wims.cgi?module=H6/analysis/oefintegrale.fr</text:a></text:p>
          </table:table-cell>
          <table:table-cell office:value-type="string" calcext:value-type="string">
            <text:p>3 dérivées et 3 primitives de x^n, n&gt;=0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dérivée primitive monôm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ules de dérivées et primitives 2</text:p>
          </table:table-cell>
          <table:table-cell office:value-type="string" calcext:value-type="string">
            <text:p>OEF Calcul intégral — Introduction —</text:p>
          </table:table-cell>
          <table:table-cell office:value-type="string" calcext:value-type="string">
            <text:p><text:a xlink:href="https://wims.math.cnrs.fr/wims/wims.cgi?module=H6/analysis/oefintegrale.fr" xlink:type="simple">https://wims.math.cnrs.fr/wims/wims.cgi?module=H6/analysis/oefintegrale.fr</text:a></text:p>
          </table:table-cell>
          <table:table-cell office:value-type="string" calcext:value-type="string">
            <text:p>3 dérivées et 3 primitives de ax^n, n&gt;=0, a entier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dérivée primitive monôm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ules de dérivées et primitives 3</text:p>
          </table:table-cell>
          <table:table-cell office:value-type="string" calcext:value-type="string">
            <text:p>OEF Calcul intégral — Introduction —</text:p>
          </table:table-cell>
          <table:table-cell office:value-type="string" calcext:value-type="string">
            <text:p><text:a xlink:href="https://wims.math.cnrs.fr/wims/wims.cgi?module=H6/analysis/oefintegrale.fr" xlink:type="simple">https://wims.math.cnrs.fr/wims/wims.cgi?module=H6/analysis/oefintegrale.fr</text:a></text:p>
          </table:table-cell>
          <table:table-cell office:value-type="string" calcext:value-type="string">
            <text:p>3 dérivées et 3 primitives de ax^n, n&gt;=0, a rationnel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dérivée primitive monôm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ules de dérivées et primitives 4</text:p>
          </table:table-cell>
          <table:table-cell office:value-type="string" calcext:value-type="string">
            <text:p>OEF Calcul intégral — Introduction —</text:p>
          </table:table-cell>
          <table:table-cell office:value-type="string" calcext:value-type="string">
            <text:p><text:a xlink:href="https://wims.math.cnrs.fr/wims/wims.cgi?module=H6/analysis/oefintegrale.fr" xlink:type="simple">https://wims.math.cnrs.fr/wims/wims.cgi?module=H6/analysis/oefintegrale.fr</text:a></text:p>
          </table:table-cell>
          <table:table-cell office:value-type="string" calcext:value-type="string">
            <text:p>3 dérivées et 3 primitives somme de 2 ax^n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dérivée primitiv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ules de dérivées et primitives 5 (avec exp)</text:p>
          </table:table-cell>
          <table:table-cell office:value-type="string" calcext:value-type="string">
            <text:p>OEF Calcul intégral — Introduction —</text:p>
          </table:table-cell>
          <table:table-cell office:value-type="string" calcext:value-type="string">
            <text:p><text:a xlink:href="https://wims.math.cnrs.fr/wims/wims.cgi?module=H6/analysis/oefintegrale.fr" xlink:type="simple">https://wims.math.cnrs.fr/wims/wims.cgi?module=H6/analysis/oefintegrale.fr</text:a></text:p>
          </table:table-cell>
          <table:table-cell office:value-type="string" calcext:value-type="string">
            <text:p>3 dérivées et 3 primitives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dérivée primitive exponentiell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ules de dérivées et primitives 6 (puiss ent et fract)</text:p>
          </table:table-cell>
          <table:table-cell office:value-type="string" calcext:value-type="string">
            <text:p>OEF Calcul intégral — Introduction —</text:p>
          </table:table-cell>
          <table:table-cell office:value-type="string" calcext:value-type="string">
            <text:p><text:a xlink:href="https://wims.math.cnrs.fr/wims/wims.cgi?module=H6/analysis/oefintegrale.fr" xlink:type="simple">https://wims.math.cnrs.fr/wims/wims.cgi?module=H6/analysis/oefintegrale.fr</text:a></text:p>
          </table:table-cell>
          <table:table-cell office:value-type="string" calcext:value-type="string">
            <text:p>3 dérivées et 3 primitives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dérivée primitiv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ules de dérivées et primitives 7 (sin et cos)</text:p>
          </table:table-cell>
          <table:table-cell office:value-type="string" calcext:value-type="string">
            <text:p>OEF Calcul intégral — Introduction —</text:p>
          </table:table-cell>
          <table:table-cell office:value-type="string" calcext:value-type="string">
            <text:p><text:a xlink:href="https://wims.math.cnrs.fr/wims/wims.cgi?module=H6/analysis/oefintegrale.fr" xlink:type="simple">https://wims.math.cnrs.fr/wims/wims.cgi?module=H6/analysis/oefintegrale.fr</text:a></text:p>
          </table:table-cell>
          <table:table-cell office:value-type="string" calcext:value-type="string">
            <text:p>3 dérivées et 3 primitives sin et cos de ax + b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dérivée primitive sinu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ules de dérivées et primitives 8 (exp et log)</text:p>
          </table:table-cell>
          <table:table-cell office:value-type="string" calcext:value-type="string">
            <text:p>OEF Calcul intégral — Introduction —</text:p>
          </table:table-cell>
          <table:table-cell office:value-type="string" calcext:value-type="string">
            <text:p><text:a xlink:href="https://wims.math.cnrs.fr/wims/wims.cgi?module=H6/analysis/oefintegrale.fr" xlink:type="simple">https://wims.math.cnrs.fr/wims/wims.cgi?module=H6/analysis/oefintegrale.fr</text:a></text:p>
          </table:table-cell>
          <table:table-cell office:value-type="string" calcext:value-type="string">
            <text:p>3 dérivées et 3 primitives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dérivée primitive exponentielle logarithm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yenne de fonction</text:p>
          </table:table-cell>
          <table:table-cell office:value-type="string" calcext:value-type="string">
            <text:p>OEF Calcul intégral — Introduction —</text:p>
          </table:table-cell>
          <table:table-cell office:value-type="string" calcext:value-type="string">
            <text:p><text:a xlink:href="https://wims.math.cnrs.fr/wims/wims.cgi?module=H6/analysis/oefintegrale.fr" xlink:type="simple">https://wims.math.cnrs.fr/wims/wims.cgi?module=H6/analysis/oefintegrale.fr</text:a></text:p>
          </table:table-cell>
          <table:table-cell office:value-type="string" calcext:value-type="string">
            <text:p>2 étapes : évaluation puis calcul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intégrale moyenn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mitive de forme donnée 1</text:p>
          </table:table-cell>
          <table:table-cell office:value-type="string" calcext:value-type="string">
            <text:p>OEF Calcul intégral — Introduction —</text:p>
          </table:table-cell>
          <table:table-cell office:value-type="string" calcext:value-type="string">
            <text:p><text:a xlink:href="https://wims.math.cnrs.fr/wims/wims.cgi?module=H6/analysis/oefintegrale.fr" xlink:type="simple">https://wims.math.cnrs.fr/wims/wims.cgi?module=H6/analysis/oefintegrale.fr</text:a></text:p>
          </table:table-cell>
          <table:table-cell office:value-type="string" calcext:value-type="string">
            <text:p>fraction rationnelle, trouver a puis F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primitive fraction dérivé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mitive de forme donnée 2</text:p>
          </table:table-cell>
          <table:table-cell office:value-type="string" calcext:value-type="string">
            <text:p>OEF Calcul intégral — Introduction —</text:p>
          </table:table-cell>
          <table:table-cell office:value-type="string" calcext:value-type="string">
            <text:p><text:a xlink:href="https://wims.math.cnrs.fr/wims/wims.cgi?module=H6/analysis/oefintegrale.fr" xlink:type="simple">https://wims.math.cnrs.fr/wims/wims.cgi?module=H6/analysis/oefintegrale.fr</text:a></text:p>
          </table:table-cell>
          <table:table-cell office:value-type="string" calcext:value-type="string">
            <text:p>fraction rationnelle, trouver a et b puis F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primitive fraction dérivé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mitive et intégrale (exp ou ln)</text:p>
          </table:table-cell>
          <table:table-cell office:value-type="string" calcext:value-type="string">
            <text:p>OEF Calcul intégral — Introduction —</text:p>
          </table:table-cell>
          <table:table-cell office:value-type="string" calcext:value-type="string">
            <text:p><text:a xlink:href="https://wims.math.cnrs.fr/wims/wims.cgi?module=H6/analysis/oefintegrale.fr" xlink:type="simple">https://wims.math.cnrs.fr/wims/wims.cgi?module=H6/analysis/oefintegrale.fr</text:a></text:p>
          </table:table-cell>
          <table:table-cell office:value-type="string" calcext:value-type="string">
            <text:p>trouver a et b puis F et intégrale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primitive intégrale dérivée exponentielle logarithm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mitive et intégrale (exp)</text:p>
          </table:table-cell>
          <table:table-cell office:value-type="string" calcext:value-type="string">
            <text:p>OEF Calcul intégral — Introduction —</text:p>
          </table:table-cell>
          <table:table-cell office:value-type="string" calcext:value-type="string">
            <text:p><text:a xlink:href="https://wims.math.cnrs.fr/wims/wims.cgi?module=H6/analysis/oefintegrale.fr" xlink:type="simple">https://wims.math.cnrs.fr/wims/wims.cgi?module=H6/analysis/oefintegrale.fr</text:a></text:p>
          </table:table-cell>
          <table:table-cell office:value-type="string" calcext:value-type="string">
            <text:p>trouver a et b puis F et intégrale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primitive intégrale dérivée exponentiell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mitive et intégrale (fraction exp ou ln)</text:p>
          </table:table-cell>
          <table:table-cell office:value-type="string" calcext:value-type="string">
            <text:p>OEF Calcul intégral — Introduction —</text:p>
          </table:table-cell>
          <table:table-cell office:value-type="string" calcext:value-type="string">
            <text:p><text:a xlink:href="https://wims.math.cnrs.fr/wims/wims.cgi?module=H6/analysis/oefintegrale.fr" xlink:type="simple">https://wims.math.cnrs.fr/wims/wims.cgi?module=H6/analysis/oefintegrale.fr</text:a></text:p>
          </table:table-cell>
          <table:table-cell office:value-type="string" calcext:value-type="string">
            <text:p>trouver a et b puis F et intégrale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primitive intégrale dérivée exponentielle logarithm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mitive et intégrale (ln)</text:p>
          </table:table-cell>
          <table:table-cell office:value-type="string" calcext:value-type="string">
            <text:p>OEF Calcul intégral — Introduction —</text:p>
          </table:table-cell>
          <table:table-cell office:value-type="string" calcext:value-type="string">
            <text:p><text:a xlink:href="https://wims.math.cnrs.fr/wims/wims.cgi?module=H6/analysis/oefintegrale.fr" xlink:type="simple">https://wims.math.cnrs.fr/wims/wims.cgi?module=H6/analysis/oefintegrale.fr</text:a></text:p>
          </table:table-cell>
          <table:table-cell office:value-type="string" calcext:value-type="string">
            <text:p>trouver a et b puis F et intégrale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primitive intégrale dérivée exponentielle logarithm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osants relatifs ou rationnels</text:p>
          </table:table-cell>
          <table:table-cell office:value-type="string" calcext:value-type="string">
            <text:p>OEF Primitives par reconnaissance de dérivée — Introduction —</text:p>
          </table:table-cell>
          <table:table-cell office:value-type="string" calcext:value-type="string">
            <text:p><text:a xlink:href="https://wims.math.cnrs.fr/wims/wims.cgi?module=H6/analysis/patternPrimitives.fr" xlink:type="simple">https://wims.math.cnrs.fr/wims/wims.cgi?module=H6/analysis/patternPrimitives.fr</text:a></text:p>
          </table:table-cell>
          <table:table-cell office:value-type="string" calcext:value-type="string">
            <text:p>Trouver la primitive de f qui s’annule en ...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primitiv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s avec exponentielle</text:p>
          </table:table-cell>
          <table:table-cell office:value-type="string" calcext:value-type="string">
            <text:p>OEF Primitives par reconnaissance de dérivée — Introduction —</text:p>
          </table:table-cell>
          <table:table-cell office:value-type="string" calcext:value-type="string">
            <text:p><text:a xlink:href="https://wims.math.cnrs.fr/wims/wims.cgi?module=H6/analysis/patternPrimitives.fr" xlink:type="simple">https://wims.math.cnrs.fr/wims/wims.cgi?module=H6/analysis/patternPrimitives.fr</text:a></text:p>
          </table:table-cell>
          <table:table-cell office:value-type="string" calcext:value-type="string">
            <text:p>Trouver la primitive de f qui s’annule en ...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primitive exponentiell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s avec logarithme</text:p>
          </table:table-cell>
          <table:table-cell office:value-type="string" calcext:value-type="string">
            <text:p>OEF Primitives par reconnaissance de dérivée — Introduction —</text:p>
          </table:table-cell>
          <table:table-cell office:value-type="string" calcext:value-type="string">
            <text:p><text:a xlink:href="https://wims.math.cnrs.fr/wims/wims.cgi?module=H6/analysis/patternPrimitives.fr" xlink:type="simple">https://wims.math.cnrs.fr/wims/wims.cgi?module=H6/analysis/patternPrimitives.fr</text:a></text:p>
          </table:table-cell>
          <table:table-cell office:value-type="string" calcext:value-type="string">
            <text:p>forme des primitives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primitive logarithm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s polynômes</text:p>
          </table:table-cell>
          <table:table-cell office:value-type="string" calcext:value-type="string">
            <text:p>OEF Primitives par reconnaissance de dérivée — Introduction —</text:p>
          </table:table-cell>
          <table:table-cell office:value-type="string" calcext:value-type="string">
            <text:p><text:a xlink:href="https://wims.math.cnrs.fr/wims/wims.cgi?module=H6/analysis/patternPrimitives.fr" xlink:type="simple">https://wims.math.cnrs.fr/wims/wims.cgi?module=H6/analysis/patternPrimitives.fr</text:a></text:p>
          </table:table-cell>
          <table:table-cell office:value-type="string" calcext:value-type="string">
            <text:p>Trouver la primitive F de f telle que…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primitive polynôm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s puissances ou exp.</text:p>
          </table:table-cell>
          <table:table-cell office:value-type="string" calcext:value-type="string">
            <text:p>OEF Primitives par reconnaissance de dérivée — Introduction —</text:p>
          </table:table-cell>
          <table:table-cell office:value-type="string" calcext:value-type="string">
            <text:p><text:a xlink:href="https://wims.math.cnrs.fr/wims/wims.cgi?module=H6/analysis/patternPrimitives.fr" xlink:type="simple">https://wims.math.cnrs.fr/wims/wims.cgi?module=H6/analysis/patternPrimitives.fr</text:a></text:p>
          </table:table-cell>
          <table:table-cell office:value-type="string" calcext:value-type="string">
            <text:p>Trouver la primitive de f qui s’annule en ...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primitive exponentielle puissanc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s trigonométriques</text:p>
          </table:table-cell>
          <table:table-cell office:value-type="string" calcext:value-type="string">
            <text:p>OEF Primitives par reconnaissance de dérivée — Introduction —</text:p>
          </table:table-cell>
          <table:table-cell office:value-type="string" calcext:value-type="string">
            <text:p><text:a xlink:href="https://wims.math.cnrs.fr/wims/wims.cgi?module=H6/analysis/patternPrimitives.fr" xlink:type="simple">https://wims.math.cnrs.fr/wims/wims.cgi?module=H6/analysis/patternPrimitives.fr</text:a></text:p>
          </table:table-cell>
          <table:table-cell office:value-type="string" calcext:value-type="string">
            <text:p>Trouver la primitive de f qui s’annule en ...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primitive sinu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rai/Faux sur les primitives</text:p>
          </table:table-cell>
          <table:table-cell office:value-type="string" calcext:value-type="string">
            <text:p>OEF Primitives par reconnaissance de dérivée — Introduction —</text:p>
          </table:table-cell>
          <table:table-cell office:value-type="string" calcext:value-type="string">
            <text:p><text:a xlink:href="https://wims.math.cnrs.fr/wims/wims.cgi?module=H6/analysis/patternPrimitives.fr" xlink:type="simple">https://wims.math.cnrs.fr/wims/wims.cgi?module=H6/analysis/patternPrimitives.fr</text:a></text:p>
          </table:table-cell>
          <table:table-cell office:value-type="string" calcext:value-type="string">
            <text:p>8 affirmations aléatoires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primitiv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rivation d’un produit</text:p>
          </table:table-cell>
          <table:table-cell office:value-type="string" calcext:value-type="string">
            <text:p>OEF Dérivation 2</text:p>
          </table:table-cell>
          <table:table-cell office:value-type="string" calcext:value-type="string">
            <text:p><text:a xlink:href="https://wims.math.cnrs.fr/wims/wims.cgi?module=H5/analysis/oefderivation.fr" xlink:type="simple">https://wims.math.cnrs.fr/wims/wims.cgi?module=H5/analysis/oefderivation.fr</text:a></text:p>
          </table:table-cell>
          <table:table-cell office:value-type="string" calcext:value-type="string">
            <text:p>2 étapes : u’ et v’ puis (uv)’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produit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rivation d’un quotient</text:p>
          </table:table-cell>
          <table:table-cell office:value-type="string" calcext:value-type="string">
            <text:p>OEF Dérivation 2</text:p>
          </table:table-cell>
          <table:table-cell office:value-type="string" calcext:value-type="string">
            <text:p><text:a xlink:href="https://wims.math.cnrs.fr/wims/wims.cgi?module=H5/analysis/oefderivation.fr" xlink:type="simple">https://wims.math.cnrs.fr/wims/wims.cgi?module=H5/analysis/oefderivation.fr</text:a></text:p>
          </table:table-cell>
          <table:table-cell office:value-type="string" calcext:value-type="string">
            <text:p>2 étapes : u’ et v’ puis (u/v)’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quotient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rivation d’une somme</text:p>
          </table:table-cell>
          <table:table-cell office:value-type="string" calcext:value-type="string">
            <text:p>OEF Dérivation 2</text:p>
          </table:table-cell>
          <table:table-cell office:value-type="string" calcext:value-type="string">
            <text:p><text:a xlink:href="https://wims.math.cnrs.fr/wims/wims.cgi?module=H5/analysis/oefderivation.fr" xlink:type="simple">https://wims.math.cnrs.fr/wims/wims.cgi?module=H5/analysis/oefderivation.fr</text:a></text:p>
          </table:table-cell>
          <table:table-cell office:value-type="string" calcext:value-type="string">
            <text:p>2 étapes : u’ et v’ puis (u+v)’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somm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rivation par étapes</text:p>
          </table:table-cell>
          <table:table-cell office:value-type="string" calcext:value-type="string">
            <text:p>OEF Dérivation 2</text:p>
          </table:table-cell>
          <table:table-cell office:value-type="string" calcext:value-type="string">
            <text:p><text:a xlink:href="https://wims.math.cnrs.fr/wims/wims.cgi?module=H5/analysis/oefderivation.fr" xlink:type="simple">https://wims.math.cnrs.fr/wims/wims.cgi?module=H5/analysis/oefderivation.fr</text:a></text:p>
          </table:table-cell>
          <table:table-cell office:value-type="string" calcext:value-type="string">
            <text:p>3 étapes : forme, formule et calcul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somme produit quotient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rivée de fonctions composées</text:p>
          </table:table-cell>
          <table:table-cell office:value-type="string" calcext:value-type="string">
            <text:p>OEF Dérivation 2</text:p>
          </table:table-cell>
          <table:table-cell office:value-type="string" calcext:value-type="string">
            <text:p><text:a xlink:href="https://wims.math.cnrs.fr/wims/wims.cgi?module=H5/analysis/oefderivation.fr" xlink:type="simple">https://wims.math.cnrs.fr/wims/wims.cgi?module=H5/analysis/oefderivation.fr</text:a></text:p>
          </table:table-cell>
          <table:table-cell office:value-type="string" calcext:value-type="string">
            <text:p>pas d’explication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composé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rivée de fonctions usuelles</text:p>
          </table:table-cell>
          <table:table-cell office:value-type="string" calcext:value-type="string">
            <text:p>OEF Dérivation 2</text:p>
          </table:table-cell>
          <table:table-cell office:value-type="string" calcext:value-type="string">
            <text:p><text:a xlink:href="https://wims.math.cnrs.fr/wims/wims.cgi?module=H5/analysis/oefderivation.fr" xlink:type="simple">https://wims.math.cnrs.fr/wims/wims.cgi?module=H5/analysis/oefderivation.fr</text:a></text:p>
          </table:table-cell>
          <table:table-cell/>
          <table:table-cell office:value-type="string" calcext:value-type="string">
            <text:p>Dérivation</text:p>
          </table:table-cell>
          <table:table-cell office:value-type="string" calcext:value-type="string">
            <text:p>dérivé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ation de la tangente</text:p>
          </table:table-cell>
          <table:table-cell office:value-type="string" calcext:value-type="string">
            <text:p>OEF Dérivation 2</text:p>
          </table:table-cell>
          <table:table-cell office:value-type="string" calcext:value-type="string">
            <text:p><text:a xlink:href="https://wims.math.cnrs.fr/wims/wims.cgi?module=H5/analysis/oefderivation.fr" xlink:type="simple">https://wims.math.cnrs.fr/wims/wims.cgi?module=H5/analysis/oefderivation.fr</text:a></text:p>
          </table:table-cell>
          <table:table-cell office:value-type="string" calcext:value-type="string">
            <text:p>2 étapes : dérivée, f(0) et f’(0), puis équation T(x)=…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tangent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mite de quotient de polynômes</text:p>
          </table:table-cell>
          <table:table-cell office:value-type="string" calcext:value-type="string">
            <text:p>OEF Dérivation 2</text:p>
          </table:table-cell>
          <table:table-cell office:value-type="string" calcext:value-type="string">
            <text:p><text:a xlink:href="https://wims.math.cnrs.fr/wims/wims.cgi?module=H5/analysis/oefderivation.fr" xlink:type="simple">https://wims.math.cnrs.fr/wims/wims.cgi?module=H5/analysis/oefderivation.fr</text:a></text:p>
          </table:table-cell>
          <table:table-cell office:value-type="string" calcext:value-type="string">
            <text:p>limite en +infini</text:p>
          </table:table-cell>
          <table:table-cell office:value-type="string" calcext:value-type="string">
            <text:p>Limites</text:p>
          </table:table-cell>
          <table:table-cell office:value-type="string" calcext:value-type="string">
            <text:p>limite quotient polynôm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mites de fonctions usuelles</text:p>
          </table:table-cell>
          <table:table-cell office:value-type="string" calcext:value-type="string">
            <text:p>OEF Dérivation 2</text:p>
          </table:table-cell>
          <table:table-cell office:value-type="string" calcext:value-type="string">
            <text:p><text:a xlink:href="https://wims.math.cnrs.fr/wims/wims.cgi?module=H5/analysis/oefderivation.fr" xlink:type="simple">https://wims.math.cnrs.fr/wims/wims.cgi?module=H5/analysis/oefderivation.fr</text:a></text:p>
          </table:table-cell>
          <table:table-cell office:value-type="string" calcext:value-type="string">
            <text:p>limites classiques</text:p>
          </table:table-cell>
          <table:table-cell office:value-type="string" calcext:value-type="string">
            <text:p>Limites</text:p>
          </table:table-cell>
          <table:table-cell office:value-type="string" calcext:value-type="string">
            <text:p>limit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roximation affine 1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approximation à l’ordre 1, f’(x₀) donné</text:p>
          </table:table-cell>
          <table:table-cell office:value-type="string" calcext:value-type="string">
            <text:p>Dérivation ; Développements limités</text:p>
          </table:table-cell>
          <table:table-cell office:value-type="string" calcext:value-type="string">
            <text:p>dérivée approximatio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roximation affine 2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approximation à l’ordre 1 f’(x₀) donné</text:p>
          </table:table-cell>
          <table:table-cell office:value-type="string" calcext:value-type="string">
            <text:p>Dérivation ; Développements limités</text:p>
          </table:table-cell>
          <table:table-cell office:value-type="string" calcext:value-type="string">
            <text:p>dérivée approximatio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roximation affine 3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calcul f’(x) et approximation à l’ordre 1</text:p>
          </table:table-cell>
          <table:table-cell office:value-type="string" calcext:value-type="string">
            <text:p>Dérivation ; Développements limités</text:p>
          </table:table-cell>
          <table:table-cell office:value-type="string" calcext:value-type="string">
            <text:p>dérivée approximatio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roximation affine 4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calcul f’(x) et approximation à l’ordre 1</text:p>
          </table:table-cell>
          <table:table-cell office:value-type="string" calcext:value-type="string">
            <text:p>Dérivation ; Développements limités</text:p>
          </table:table-cell>
          <table:table-cell office:value-type="string" calcext:value-type="string">
            <text:p>dérivée approximatio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roximation affine 5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calcul f’(x) et approximation à l’ordre 1</text:p>
          </table:table-cell>
          <table:table-cell office:value-type="string" calcext:value-type="string">
            <text:p>Dérivation ; Développements limités</text:p>
          </table:table-cell>
          <table:table-cell office:value-type="string" calcext:value-type="string">
            <text:p>dérivée approximatio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rivée d’un quotient 1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cocher les bonnes réponses sur f’ (6 propositions)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quotient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rivée d’un quotient 2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utilisation de la formile (1/u)’ (4 propositions)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quotient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rivée d’un quotient 3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calcul fonction homographique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quotient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rivée d’un quotient 4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calcul f’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quotient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rivée d’un quotient 5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quotient polynôme ; division euclidienne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quotient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rivée de fonction de référence 1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Calcul de f’(a)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rivée de fonction de référence 2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Calcul de f’(a)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rivée de fonction de référence 3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Calcul de f’(a)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rivée de fonction de référence 4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Calcul de f’(a)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rivée de fonction de référence 5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Calcul de f’(a)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rivée produit ou inverse 1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Cocher (3 propositions)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produit invers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rivée produit ou inverse 2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calculer f’(x)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produit invers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rivée produit ou inverse 3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calculer f’(x)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produit invers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rivée produit ou inverse 4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calculer f’(x)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produit invers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rivée produit ou inverse 5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calculer f’(x)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produit invers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rivée somme ou produit par un réel 1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calculer f’(x)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somm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rivée somme ou produit par un réel 2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calculer f’(x)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somm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rivée somme ou produit par un réel 3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calculer f’(x)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somm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rivée somme ou produit par un réel 4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calculer f’(x)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somm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rivée somme ou produit par un réel 5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calculer f’(x)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somm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ation de tangente 1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f(x₀) - et f’(x₀) donnés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tangent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ation de tangente 2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f’ à calculer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tangent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ation de tangente 3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nombre de points avec coef directeur donné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tangent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ation de tangente 4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points en lesquels la tangente est verticale ou horizontale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tangent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ation de tangente 5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tangente de pente donnée + points de tangence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tangent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mbre de solutions et encadrement 1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Établir un tableau de variations pour résoudre f(x)=0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équatio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mbre de solutions et encadrement 2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Établir un tableau de variations pour résoudre f(x)=0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équatio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mbre de solutions et encadrement 3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Établir un tableau de variations pour résoudre f(x)=0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équatio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mbre de solutions et encadrement 4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Établir un tableau de variations pour résoudre f(x)=0 + encadrement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équatio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mbre de solutions et encadrement 5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Établir un tableau de variations pour résoudre f(x)=0 + encadrement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équatio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mbre dérivé 1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avec définition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mbre dérivé 2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avec définition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mbre dérivé 3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avec définition + tangente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mbre dérivé 4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avec définition + tangente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mbre dérivé 5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lecture graphique de f’(x₀) (GeoGebra intégré)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graphiqu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herche d’extremum 1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le plus grand cône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herche d’extremum 2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parallélépipède rectangle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herche d’extremum 3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triangle minimal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herche d’extremum 4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triangle minimal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herche d’extremum 5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recette maximale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e de la dérivée et variations 1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signe de f’ étant donné les variations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variatio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e de la dérivée et variations 2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compléter un tableau de variations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variatio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e de la dérivée et variations 3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compléter un tableau de variations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variatio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e de la dérivée et variations 4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associer courbes de f et de f’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graphiqu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e de la dérivée et variations 5</text:p>
          </table:table-cell>
          <table:table-cell office:value-type="string" calcext:value-type="string">
            <text:p>OEF Fonctions dérivées</text:p>
          </table:table-cell>
          <table:table-cell office:value-type="string" calcext:value-type="string">
            <text:p><text:a xlink:href="https://wims.math.cnrs.fr/wims/wims.cgi?module=H5/analysis/OEFevalwimsder1.fr" xlink:type="simple">https://wims.math.cnrs.fr/wims/wims.cgi?module=H5/analysis/OEFevalwimsder1.fr</text:a></text:p>
          </table:table-cell>
          <table:table-cell office:value-type="string" calcext:value-type="string">
            <text:p>6 propositions à cocher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graphique variatio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riations avec exponentielle 1</text:p>
          </table:table-cell>
          <table:table-cell office:value-type="string" calcext:value-type="string">
            <text:p>OEF Tableaux de variations de fonctions</text:p>
          </table:table-cell>
          <table:table-cell office:value-type="string" calcext:value-type="string">
            <text:p><text:a xlink:href="https://wims.math.cnrs.fr/wims/wims.cgi?module=H6/analysis/oeftablvar.fr" xlink:type="simple">https://wims.math.cnrs.fr/wims/wims.cgi?module=H6/analysis/oeftablvar.fr</text:a></text:p>
          </table:table-cell>
          <table:table-cell office:value-type="string" calcext:value-type="string">
            <text:p>calcul de dérivée puis tableau de variations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variatio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riations avec exponentielle 2</text:p>
          </table:table-cell>
          <table:table-cell office:value-type="string" calcext:value-type="string">
            <text:p>OEF Tableaux de variations de fonctions</text:p>
          </table:table-cell>
          <table:table-cell office:value-type="string" calcext:value-type="string">
            <text:p><text:a xlink:href="https://wims.math.cnrs.fr/wims/wims.cgi?module=H6/analysis/oeftablvar.fr" xlink:type="simple">https://wims.math.cnrs.fr/wims/wims.cgi?module=H6/analysis/oeftablvar.fr</text:a></text:p>
          </table:table-cell>
          <table:table-cell office:value-type="string" calcext:value-type="string">
            <text:p>2 étapes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variatio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riations avec logarithme 1</text:p>
          </table:table-cell>
          <table:table-cell office:value-type="string" calcext:value-type="string">
            <text:p>OEF Tableaux de variations de fonctions</text:p>
          </table:table-cell>
          <table:table-cell office:value-type="string" calcext:value-type="string">
            <text:p><text:a xlink:href="https://wims.math.cnrs.fr/wims/wims.cgi?module=H6/analysis/oeftablvar.fr" xlink:type="simple">https://wims.math.cnrs.fr/wims/wims.cgi?module=H6/analysis/oeftablvar.fr</text:a></text:p>
          </table:table-cell>
          <table:table-cell office:value-type="string" calcext:value-type="string">
            <text:p>2 étapes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variatio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riations avec logarithme 2</text:p>
          </table:table-cell>
          <table:table-cell office:value-type="string" calcext:value-type="string">
            <text:p>OEF Tableaux de variations de fonctions</text:p>
          </table:table-cell>
          <table:table-cell office:value-type="string" calcext:value-type="string">
            <text:p><text:a xlink:href="https://wims.math.cnrs.fr/wims/wims.cgi?module=H6/analysis/oeftablvar.fr" xlink:type="simple">https://wims.math.cnrs.fr/wims/wims.cgi?module=H6/analysis/oeftablvar.fr</text:a></text:p>
          </table:table-cell>
          <table:table-cell office:value-type="string" calcext:value-type="string">
            <text:p>calcul de dérivée puis tableau de variations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variatio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riations degré 2</text:p>
          </table:table-cell>
          <table:table-cell office:value-type="string" calcext:value-type="string">
            <text:p>OEF Tableaux de variations de fonctions</text:p>
          </table:table-cell>
          <table:table-cell office:value-type="string" calcext:value-type="string">
            <text:p><text:a xlink:href="https://wims.math.cnrs.fr/wims/wims.cgi?module=H6/analysis/oeftablvar.fr" xlink:type="simple">https://wims.math.cnrs.fr/wims/wims.cgi?module=H6/analysis/oeftablvar.fr</text:a></text:p>
          </table:table-cell>
          <table:table-cell office:value-type="string" calcext:value-type="string">
            <text:p>calcul de dérivée puis tableau de variations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variatio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riations degré 2 ou 3</text:p>
          </table:table-cell>
          <table:table-cell office:value-type="string" calcext:value-type="string">
            <text:p>OEF Tableaux de variations de fonctions</text:p>
          </table:table-cell>
          <table:table-cell office:value-type="string" calcext:value-type="string">
            <text:p><text:a xlink:href="https://wims.math.cnrs.fr/wims/wims.cgi?module=H6/analysis/oeftablvar.fr" xlink:type="simple">https://wims.math.cnrs.fr/wims/wims.cgi?module=H6/analysis/oeftablvar.fr</text:a></text:p>
          </table:table-cell>
          <table:table-cell office:value-type="string" calcext:value-type="string">
            <text:p>2 étapes</text:p>
          </table:table-cell>
          <table:table-cell office:value-type="string" calcext:value-type="string">
            <text:p>Dérivation</text:p>
          </table:table-cell>
          <table:table-cell office:value-type="string" calcext:value-type="string">
            <text:p>dérivée variatio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e entre deux courbes</text:p>
          </table:table-cell>
          <table:table-cell office:value-type="string" calcext:value-type="string">
            <text:p>Calcul intégral en Terminale S</text:p>
          </table:table-cell>
          <table:table-cell office:value-type="string" calcext:value-type="string">
            <text:p><text:a xlink:href="https://wims.math.cnrs.fr/wims/wims.cgi?module=H5/analysis/oefintts.fr" xlink:type="simple">https://wims.math.cnrs.fr/wims/wims.cgi?module=H5/analysis/oefintts.fr</text:a></text:p>
          </table:table-cell>
          <table:table-cell office:value-type="string" calcext:value-type="string">
            <text:p>pas d’explication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intégrale air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es et intégrales</text:p>
          </table:table-cell>
          <table:table-cell office:value-type="string" calcext:value-type="string">
            <text:p>Calcul intégral en Terminale S</text:p>
          </table:table-cell>
          <table:table-cell office:value-type="string" calcext:value-type="string">
            <text:p><text:a xlink:href="https://wims.math.cnrs.fr/wims/wims.cgi?module=H5/analysis/oefintts.fr" xlink:type="simple">https://wims.math.cnrs.fr/wims/wims.cgi?module=H5/analysis/oefintts.fr</text:a></text:p>
          </table:table-cell>
          <table:table-cell office:value-type="string" calcext:value-type="string">
            <text:p>pas d’explication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intégrale air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termination d’une aire donnée</text:p>
          </table:table-cell>
          <table:table-cell office:value-type="string" calcext:value-type="string">
            <text:p>Calcul intégral en Terminale S</text:p>
          </table:table-cell>
          <table:table-cell office:value-type="string" calcext:value-type="string">
            <text:p><text:a xlink:href="https://wims.math.cnrs.fr/wims/wims.cgi?module=H5/analysis/oefintts.fr" xlink:type="simple">https://wims.math.cnrs.fr/wims/wims.cgi?module=H5/analysis/oefintts.fr</text:a></text:p>
          </table:table-cell>
          <table:table-cell office:value-type="string" calcext:value-type="string">
            <text:p>trouver a pour obtenir l’aire donnée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intégrale air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égration par partie</text:p>
          </table:table-cell>
          <table:table-cell office:value-type="string" calcext:value-type="string">
            <text:p>Calcul intégral en Terminale S</text:p>
          </table:table-cell>
          <table:table-cell office:value-type="string" calcext:value-type="string">
            <text:p><text:a xlink:href="https://wims.math.cnrs.fr/wims/wims.cgi?module=H5/analysis/oefintts.fr" xlink:type="simple">https://wims.math.cnrs.fr/wims/wims.cgi?module=H5/analysis/oefintts.fr</text:a></text:p>
          </table:table-cell>
          <table:table-cell office:value-type="string" calcext:value-type="string">
            <text:p>4 étapes, u et v donnés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intégrale parti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mitive de fractions rationnelles</text:p>
          </table:table-cell>
          <table:table-cell office:value-type="string" calcext:value-type="string">
            <text:p>Calcul intégral en Terminale S</text:p>
          </table:table-cell>
          <table:table-cell office:value-type="string" calcext:value-type="string">
            <text:p><text:a xlink:href="https://wims.math.cnrs.fr/wims/wims.cgi?module=H5/analysis/oefintts.fr" xlink:type="simple">https://wims.math.cnrs.fr/wims/wims.cgi?module=H5/analysis/oefintts.fr</text:a></text:p>
          </table:table-cell>
          <table:table-cell office:value-type="string" calcext:value-type="string">
            <text:p>2 étapes, forme de la décomposition donnée éléments simples seconde espèce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intégrale fraction rationnell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mitive de fractions rationnelles II</text:p>
          </table:table-cell>
          <table:table-cell office:value-type="string" calcext:value-type="string">
            <text:p>Calcul intégral en Terminale S</text:p>
          </table:table-cell>
          <table:table-cell office:value-type="string" calcext:value-type="string">
            <text:p><text:a xlink:href="https://wims.math.cnrs.fr/wims/wims.cgi?module=H5/analysis/oefintts.fr" xlink:type="simple">https://wims.math.cnrs.fr/wims/wims.cgi?module=H5/analysis/oefintts.fr</text:a></text:p>
          </table:table-cell>
          <table:table-cell office:value-type="string" calcext:value-type="string">
            <text:p>3 étapes, forme de la décomposition donnée éléments simple première espèce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intégrale fraction rationnell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mitives des fonctions usuelles</text:p>
          </table:table-cell>
          <table:table-cell office:value-type="string" calcext:value-type="string">
            <text:p>Calcul intégral en Terminale S</text:p>
          </table:table-cell>
          <table:table-cell office:value-type="string" calcext:value-type="string">
            <text:p><text:a xlink:href="https://wims.math.cnrs.fr/wims/wims.cgi?module=H5/analysis/oefintts.fr" xlink:type="simple">https://wims.math.cnrs.fr/wims/wims.cgi?module=H5/analysis/oefintts.fr</text:a></text:p>
          </table:table-cell>
          <table:table-cell office:value-type="string" calcext:value-type="string">
            <text:p>3 étapes, forme de f puis primitive puis intégrale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intégral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égration de base</text:p>
          </table:table-cell>
          <table:table-cell office:value-type="string" calcext:value-type="string">
            <text:p>Quiz intégration</text:p>
          </table:table-cell>
          <table:table-cell office:value-type="string" calcext:value-type="string">
            <text:p><text:a xlink:href="https://wims.math.cnrs.fr/wims/wims.cgi?module=U1/analysis/quizint.fr" xlink:type="simple">https://wims.math.cnrs.fr/wims/wims.cgi?module=U1/analysis/quizint.fr</text:a></text:p>
          </table:table-cell>
          <table:table-cell office:value-type="string" calcext:value-type="string">
            <text:p>on peut enlever le chronomètre ; avec arctan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primitiv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égration de base 0</text:p>
          </table:table-cell>
          <table:table-cell office:value-type="string" calcext:value-type="string">
            <text:p>Quiz intégration</text:p>
          </table:table-cell>
          <table:table-cell office:value-type="string" calcext:value-type="string">
            <text:p><text:a xlink:href="https://wims.math.cnrs.fr/wims/wims.cgi?module=U1/analysis/quizint.fr" xlink:type="simple">https://wims.math.cnrs.fr/wims/wims.cgi?module=U1/analysis/quizint.fr</text:a></text:p>
          </table:table-cell>
          <table:table-cell office:value-type="string" calcext:value-type="string">
            <text:p>on peut enlever le chronomètre ; polynômes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primitiv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nôme de degré 2</text:p>
          </table:table-cell>
          <table:table-cell office:value-type="string" calcext:value-type="string">
            <text:p>Quiz intégration</text:p>
          </table:table-cell>
          <table:table-cell office:value-type="string" calcext:value-type="string">
            <text:p><text:a xlink:href="https://wims.math.cnrs.fr/wims/wims.cgi?module=U1/analysis/quizint.fr" xlink:type="simple">https://wims.math.cnrs.fr/wims/wims.cgi?module=U1/analysis/quizint.fr</text:a></text:p>
          </table:table-cell>
          <table:table-cell office:value-type="string" calcext:value-type="string">
            <text:p>on peut enlever le chronomètre ; primitive parmi 4 choix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primitiv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nôme de degré 3</text:p>
          </table:table-cell>
          <table:table-cell office:value-type="string" calcext:value-type="string">
            <text:p>Quiz intégration</text:p>
          </table:table-cell>
          <table:table-cell office:value-type="string" calcext:value-type="string">
            <text:p><text:a xlink:href="https://wims.math.cnrs.fr/wims/wims.cgi?module=U1/analysis/quizint.fr" xlink:type="simple">https://wims.math.cnrs.fr/wims/wims.cgi?module=U1/analysis/quizint.fr</text:a></text:p>
          </table:table-cell>
          <table:table-cell office:value-type="string" calcext:value-type="string">
            <text:p>on peut enlever le chronomètre ; primitive parmi 4 choix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primitiv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 et cos I</text:p>
          </table:table-cell>
          <table:table-cell office:value-type="string" calcext:value-type="string">
            <text:p>Quiz intégration</text:p>
          </table:table-cell>
          <table:table-cell office:value-type="string" calcext:value-type="string">
            <text:p><text:a xlink:href="https://wims.math.cnrs.fr/wims/wims.cgi?module=U1/analysis/quizint.fr" xlink:type="simple">https://wims.math.cnrs.fr/wims/wims.cgi?module=U1/analysis/quizint.fr</text:a></text:p>
          </table:table-cell>
          <table:table-cell office:value-type="string" calcext:value-type="string">
            <text:p>on peut enlever le chronomètre ; primitive type +-cos(+-x) parmi 4 choix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primitiv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 et cos II</text:p>
          </table:table-cell>
          <table:table-cell office:value-type="string" calcext:value-type="string">
            <text:p>Quiz intégration</text:p>
          </table:table-cell>
          <table:table-cell office:value-type="string" calcext:value-type="string">
            <text:p><text:a xlink:href="https://wims.math.cnrs.fr/wims/wims.cgi?module=U1/analysis/quizint.fr" xlink:type="simple">https://wims.math.cnrs.fr/wims/wims.cgi?module=U1/analysis/quizint.fr</text:a></text:p>
          </table:table-cell>
          <table:table-cell office:value-type="string" calcext:value-type="string">
            <text:p>on peut enlever le chronomètre ; primitive type acos(bx) parmi 4 choix</text:p>
          </table:table-cell>
          <table:table-cell office:value-type="string" calcext:value-type="string">
            <text:p>Primitives et intégrales</text:p>
          </table:table-cell>
          <table:table-cell office:value-type="string" calcext:value-type="string">
            <text:p>primitiv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cul algébrique avec des nombres complexes</text:p>
          </table:table-cell>
          <table:table-cell office:value-type="string" calcext:value-type="string">
            <text:p>Nombres complexes I</text:p>
          </table:table-cell>
          <table:table-cell office:value-type="string" calcext:value-type="string">
            <text:p><text:a xlink:href="https://wims.math.cnrs.fr/wims/wims.cgi?module=H6/algebra/cplxcalc.fr" xlink:type="simple">https://wims.math.cnrs.fr/wims/wims.cgi?module=H6/algebra/cplxcalc.fr</text:a></text:p>
          </table:table-cell>
          <table:table-cell office:value-type="string" calcext:value-type="string">
            <text:p>somme, produit, quotient, avec ou sans conjugué</text:p>
          </table:table-cell>
          <table:table-cell office:value-type="string" calcext:value-type="string">
            <text:p>Nombres complexes</text:p>
          </table:table-cell>
          <table:table-cell office:value-type="string" calcext:value-type="string">
            <text:p>complexe algébriqu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gument d’un nombre complexe</text:p>
          </table:table-cell>
          <table:table-cell office:value-type="string" calcext:value-type="string">
            <text:p>Nombres complexes II</text:p>
          </table:table-cell>
          <table:table-cell office:value-type="string" calcext:value-type="string">
            <text:p><text:a xlink:href="https://wims.math.cnrs.fr/wims/wims.cgi?module=H6/algebra/cplxmodarg.fr" xlink:type="simple">https://wims.math.cnrs.fr/wims/wims.cgi?module=H6/algebra/cplxmodarg.fr</text:a></text:p>
          </table:table-cell>
          <table:table-cell office:value-type="string" calcext:value-type="string">
            <text:p>trouver un argument à partir de la forme algébrique</text:p>
          </table:table-cell>
          <table:table-cell office:value-type="string" calcext:value-type="string">
            <text:p>Nombres complexes</text:p>
          </table:table-cell>
          <table:table-cell office:value-type="string" calcext:value-type="string">
            <text:p>complexe argument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e cartésienne → forme exponentielle</text:p>
          </table:table-cell>
          <table:table-cell office:value-type="string" calcext:value-type="string">
            <text:p>Nombres complexes II</text:p>
          </table:table-cell>
          <table:table-cell office:value-type="string" calcext:value-type="string">
            <text:p><text:a xlink:href="https://wims.math.cnrs.fr/wims/wims.cgi?module=H6/algebra/cplxmodarg.fr" xlink:type="simple">https://wims.math.cnrs.fr/wims/wims.cgi?module=H6/algebra/cplxmodarg.fr</text:a></text:p>
          </table:table-cell>
          <table:table-cell office:value-type="string" calcext:value-type="string">
            <text:p>trouver module et argument à partir de la forme algébrique</text:p>
          </table:table-cell>
          <table:table-cell office:value-type="string" calcext:value-type="string">
            <text:p>Nombres complexes</text:p>
          </table:table-cell>
          <table:table-cell office:value-type="string" calcext:value-type="string">
            <text:p>complexe argument modul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e exponentielle → forme cartésienne</text:p>
          </table:table-cell>
          <table:table-cell office:value-type="string" calcext:value-type="string">
            <text:p>Nombres complexes II</text:p>
          </table:table-cell>
          <table:table-cell office:value-type="string" calcext:value-type="string">
            <text:p><text:a xlink:href="https://wims.math.cnrs.fr/wims/wims.cgi?module=H6/algebra/cplxmodarg.fr" xlink:type="simple">https://wims.math.cnrs.fr/wims/wims.cgi?module=H6/algebra/cplxmodarg.fr</text:a></text:p>
          </table:table-cell>
          <table:table-cell/>
          <table:table-cell office:value-type="string" calcext:value-type="string">
            <text:p>Nombres complexes</text:p>
          </table:table-cell>
          <table:table-cell office:value-type="string" calcext:value-type="string">
            <text:p>complexe algébriqu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prétation géométrique du module et de l’argument</text:p>
          </table:table-cell>
          <table:table-cell office:value-type="string" calcext:value-type="string">
            <text:p>Nombres complexes II</text:p>
          </table:table-cell>
          <table:table-cell office:value-type="string" calcext:value-type="string">
            <text:p><text:a xlink:href="https://wims.math.cnrs.fr/wims/wims.cgi?module=H6/algebra/cplxmodarg.fr" xlink:type="simple">https://wims.math.cnrs.fr/wims/wims.cgi?module=H6/algebra/cplxmodarg.fr</text:a></text:p>
          </table:table-cell>
          <table:table-cell office:value-type="string" calcext:value-type="string">
            <text:p>À partir de module et argument, cliquer sur le point</text:p>
          </table:table-cell>
          <table:table-cell office:value-type="string" calcext:value-type="string">
            <text:p>Nombres complexes</text:p>
          </table:table-cell>
          <table:table-cell office:value-type="string" calcext:value-type="string">
            <text:p>complexe module argument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ule d’un nombre complexe</text:p>
          </table:table-cell>
          <table:table-cell office:value-type="string" calcext:value-type="string">
            <text:p>Nombres complexes II</text:p>
          </table:table-cell>
          <table:table-cell office:value-type="string" calcext:value-type="string">
            <text:p><text:a xlink:href="https://wims.math.cnrs.fr/wims/wims.cgi?module=H6/algebra/cplxmodarg.fr" xlink:type="simple">https://wims.math.cnrs.fr/wims/wims.cgi?module=H6/algebra/cplxmodarg.fr</text:a></text:p>
          </table:table-cell>
          <table:table-cell/>
          <table:table-cell office:value-type="string" calcext:value-type="string">
            <text:p>Nombres complexes</text:p>
          </table:table-cell>
          <table:table-cell office:value-type="string" calcext:value-type="string">
            <text:p>complexe modul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ure d’une parabole</text:p>
          </table:table-cell>
          <table:table-cell office:value-type="string" calcext:value-type="string">
            <text:p>Equations du second degré</text:p>
          </table:table-cell>
          <table:table-cell office:value-type="string" calcext:value-type="string">
            <text:p><text:a xlink:href="https://wims.math.cnrs.fr/wims/wims.cgi?module=H5/algebra/oefsecdeg.fr" xlink:type="simple">https://wims.math.cnrs.fr/wims/wims.cgi?module=H5/algebra/oefsecdeg.fr</text:a></text:p>
          </table:table-cell>
          <table:table-cell office:value-type="string" calcext:value-type="string">
            <text:p>signe de a et du discriminant selon le graphe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second degré discriminant graphiqu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ations bicarrées et autres</text:p>
          </table:table-cell>
          <table:table-cell office:value-type="string" calcext:value-type="string">
            <text:p>Equations du second degré</text:p>
          </table:table-cell>
          <table:table-cell office:value-type="string" calcext:value-type="string">
            <text:p><text:a xlink:href="https://wims.math.cnrs.fr/wims/wims.cgi?module=H5/algebra/oefsecdeg.fr" xlink:type="simple">https://wims.math.cnrs.fr/wims/wims.cgi?module=H5/algebra/oefsecdeg.fr</text:a></text:p>
          </table:table-cell>
          <table:table-cell office:value-type="string" calcext:value-type="string">
            <text:p>nombre de solutions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second degré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ctorisation d’un polynôme de degré 3</text:p>
          </table:table-cell>
          <table:table-cell office:value-type="string" calcext:value-type="string">
            <text:p>Equations du second degré</text:p>
          </table:table-cell>
          <table:table-cell office:value-type="string" calcext:value-type="string">
            <text:p><text:a xlink:href="https://wims.math.cnrs.fr/wims/wims.cgi?module=H5/algebra/oefsecdeg.fr" xlink:type="simple">https://wims.math.cnrs.fr/wims/wims.cgi?module=H5/algebra/oefsecdeg.fr</text:a></text:p>
          </table:table-cell>
          <table:table-cell office:value-type="string" calcext:value-type="string">
            <text:p>2 étapes facteur x-a donné, nombre de solutions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second degré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ctorisation d’un polynôme de degré 4</text:p>
          </table:table-cell>
          <table:table-cell office:value-type="string" calcext:value-type="string">
            <text:p>Equations du second degré</text:p>
          </table:table-cell>
          <table:table-cell office:value-type="string" calcext:value-type="string">
            <text:p><text:a xlink:href="https://wims.math.cnrs.fr/wims/wims.cgi?module=H5/algebra/oefsecdeg.fr" xlink:type="simple">https://wims.math.cnrs.fr/wims/wims.cgi?module=H5/algebra/oefsecdeg.fr</text:a></text:p>
          </table:table-cell>
          <table:table-cell office:value-type="string" calcext:value-type="string">
            <text:p>nombre de solutions à l’aide du graphe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second degré graphiqu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ctorisation des polynômes de degré 2</text:p>
          </table:table-cell>
          <table:table-cell office:value-type="string" calcext:value-type="string">
            <text:p>Equations du second degré</text:p>
          </table:table-cell>
          <table:table-cell office:value-type="string" calcext:value-type="string">
            <text:p><text:a xlink:href="https://wims.math.cnrs.fr/wims/wims.cgi?module=H5/algebra/oefsecdeg.fr" xlink:type="simple">https://wims.math.cnrs.fr/wims/wims.cgi?module=H5/algebra/oefsecdeg.fr</text:a></text:p>
          </table:table-cell>
          <table:table-cell office:value-type="string" calcext:value-type="string">
            <text:p>Écriture a(x-x₁)(x-x₂)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second degré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entification des coefficients</text:p>
          </table:table-cell>
          <table:table-cell office:value-type="string" calcext:value-type="string">
            <text:p>Equations du second degré</text:p>
          </table:table-cell>
          <table:table-cell office:value-type="string" calcext:value-type="string">
            <text:p><text:a xlink:href="https://wims.math.cnrs.fr/wims/wims.cgi?module=H5/algebra/oefsecdeg.fr" xlink:type="simple">https://wims.math.cnrs.fr/wims/wims.cgi?module=H5/algebra/oefsecdeg.fr</text:a></text:p>
          </table:table-cell>
          <table:table-cell office:value-type="string" calcext:value-type="string">
            <text:p>avec polynôme de degré 2, 3 coef à trouver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second degré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entification et quotient</text:p>
          </table:table-cell>
          <table:table-cell office:value-type="string" calcext:value-type="string">
            <text:p>Equations du second degré</text:p>
          </table:table-cell>
          <table:table-cell office:value-type="string" calcext:value-type="string">
            <text:p><text:a xlink:href="https://wims.math.cnrs.fr/wims/wims.cgi?module=H5/algebra/oefsecdeg.fr" xlink:type="simple">https://wims.math.cnrs.fr/wims/wims.cgi?module=H5/algebra/oefsecdeg.fr</text:a></text:p>
          </table:table-cell>
          <table:table-cell office:value-type="string" calcext:value-type="string">
            <text:p>décomposition fraction rationnelle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fraction rationnell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section 1</text:p>
          </table:table-cell>
          <table:table-cell office:value-type="string" calcext:value-type="string">
            <text:p>Equations du second degré</text:p>
          </table:table-cell>
          <table:table-cell office:value-type="string" calcext:value-type="string">
            <text:p><text:a xlink:href="https://wims.math.cnrs.fr/wims/wims.cgi?module=H5/algebra/oefsecdeg.fr" xlink:type="simple">https://wims.math.cnrs.fr/wims/wims.cgi?module=H5/algebra/oefsecdeg.fr</text:a></text:p>
          </table:table-cell>
          <table:table-cell office:value-type="string" calcext:value-type="string">
            <text:p>intersection droite parabole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second degré graphiqu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section 2</text:p>
          </table:table-cell>
          <table:table-cell office:value-type="string" calcext:value-type="string">
            <text:p>Equations du second degré</text:p>
          </table:table-cell>
          <table:table-cell office:value-type="string" calcext:value-type="string">
            <text:p><text:a xlink:href="https://wims.math.cnrs.fr/wims/wims.cgi?module=H5/algebra/oefsecdeg.fr" xlink:type="simple">https://wims.math.cnrs.fr/wims/wims.cgi?module=H5/algebra/oefsecdeg.fr</text:a></text:p>
          </table:table-cell>
          <table:table-cell office:value-type="string" calcext:value-type="string">
            <text:p>intersection droite hyperbole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second degré graphiqu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section droite parabole</text:p>
          </table:table-cell>
          <table:table-cell office:value-type="string" calcext:value-type="string">
            <text:p>Equations du second degré</text:p>
          </table:table-cell>
          <table:table-cell office:value-type="string" calcext:value-type="string">
            <text:p><text:a xlink:href="https://wims.math.cnrs.fr/wims/wims.cgi?module=H5/algebra/oefsecdeg.fr" xlink:type="simple">https://wims.math.cnrs.fr/wims/wims.cgi?module=H5/algebra/oefsecdeg.fr</text:a></text:p>
          </table:table-cell>
          <table:table-cell office:value-type="string" calcext:value-type="string">
            <text:p>nombre d’intersections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second degré graphiqu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équations et second degré</text:p>
          </table:table-cell>
          <table:table-cell office:value-type="string" calcext:value-type="string">
            <text:p>Equations du second degré</text:p>
          </table:table-cell>
          <table:table-cell office:value-type="string" calcext:value-type="string">
            <text:p><text:a xlink:href="https://wims.math.cnrs.fr/wims/wims.cgi?module=H5/algebra/oefsecdeg.fr" xlink:type="simple">https://wims.math.cnrs.fr/wims/wims.cgi?module=H5/algebra/oefsecdeg.fr</text:a></text:p>
          </table:table-cell>
          <table:table-cell office:value-type="string" calcext:value-type="string">
            <text:p>2 étapes 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second degré inégalité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sition relative droite/parabole</text:p>
          </table:table-cell>
          <table:table-cell office:value-type="string" calcext:value-type="string">
            <text:p>Equations du second degré</text:p>
          </table:table-cell>
          <table:table-cell office:value-type="string" calcext:value-type="string">
            <text:p><text:a xlink:href="https://wims.math.cnrs.fr/wims/wims.cgi?module=H5/algebra/oefsecdeg.fr" xlink:type="simple">https://wims.math.cnrs.fr/wims/wims.cgi?module=H5/algebra/oefsecdeg.fr</text:a></text:p>
          </table:table-cell>
          <table:table-cell office:value-type="string" calcext:value-type="string">
            <text:p>trouver coef pour avoir une unique intersection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second degré graphiqu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cines d’un polynôme du second degré v2</text:p>
          </table:table-cell>
          <table:table-cell office:value-type="string" calcext:value-type="string">
            <text:p>Equations du second degré</text:p>
          </table:table-cell>
          <table:table-cell office:value-type="string" calcext:value-type="string">
            <text:p><text:a xlink:href="https://wims.math.cnrs.fr/wims/wims.cgi?module=H5/algebra/oefsecdeg.fr" xlink:type="simple">https://wims.math.cnrs.fr/wims/wims.cgi?module=H5/algebra/oefsecdeg.fr</text:a></text:p>
          </table:table-cell>
          <table:table-cell office:value-type="string" calcext:value-type="string">
            <text:p>3 étapes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second degré discriminant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présentation graphique d’un trinôme</text:p>
          </table:table-cell>
          <table:table-cell office:value-type="string" calcext:value-type="string">
            <text:p>Equations du second degré</text:p>
          </table:table-cell>
          <table:table-cell office:value-type="string" calcext:value-type="string">
            <text:p><text:a xlink:href="https://wims.math.cnrs.fr/wims/wims.cgi?module=H5/algebra/oefsecdeg.fr" xlink:type="simple">https://wims.math.cnrs.fr/wims/wims.cgi?module=H5/algebra/oefsecdeg.fr</text:a></text:p>
          </table:table-cell>
          <table:table-cell office:value-type="string" calcext:value-type="string">
            <text:p>trouver le trinôme à partir du graphe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second degré graphiqu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e d’un trinôme</text:p>
          </table:table-cell>
          <table:table-cell office:value-type="string" calcext:value-type="string">
            <text:p>Equations du second degré</text:p>
          </table:table-cell>
          <table:table-cell office:value-type="string" calcext:value-type="string">
            <text:p><text:a xlink:href="https://wims.math.cnrs.fr/wims/wims.cgi?module=H5/algebra/oefsecdeg.fr" xlink:type="simple">https://wims.math.cnrs.fr/wims/wims.cgi?module=H5/algebra/oefsecdeg.fr</text:a></text:p>
          </table:table-cell>
          <table:table-cell/>
          <table:table-cell office:value-type="string" calcext:value-type="string">
            <text:p>Fonctions</text:p>
          </table:table-cell>
          <table:table-cell office:value-type="string" calcext:value-type="string">
            <text:p>second degré signe intervalle inégalité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mplifier une fraction rationnelle</text:p>
          </table:table-cell>
          <table:table-cell office:value-type="string" calcext:value-type="string">
            <text:p>Equations du second degré</text:p>
          </table:table-cell>
          <table:table-cell office:value-type="string" calcext:value-type="string">
            <text:p><text:a xlink:href="https://wims.math.cnrs.fr/wims/wims.cgi?module=H5/algebra/oefsecdeg.fr" xlink:type="simple">https://wims.math.cnrs.fr/wims/wims.cgi?module=H5/algebra/oefsecdeg.fr</text:a></text:p>
          </table:table-cell>
          <table:table-cell office:value-type="string" calcext:value-type="string">
            <text:p>simplification par un facteur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second degré fraction rationnelle simplificatio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 table:number-rows-repeated="10483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F1:Feuille1.F104857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Unicode MS" svg:font-family="'Arial Unicode MS'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10:43:14.078406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2-14T11:13:19.160093998</meta:creation-date>
    <dc:date>2022-02-17T10:45:04.126416045</dc:date>
    <meta:editing-duration>PT2H53M32S</meta:editing-duration>
    <meta:editing-cycles>30</meta:editing-cycles>
    <meta:generator>Collabora_Office/6.4.10.55$Linux_X86_64 LibreOffice_project/ad0d65badf2d496e342d6f6da7b169bb507c203b</meta:generator>
    <meta:document-statistic meta:table-count="1" meta:cell-count="1472" meta:object-count="0"/>
  </office:meta>
</office:document-meta>
</file>